
<file path=META-INF/manifest.xml><?xml version="1.0" encoding="utf-8"?>
<manifest:manifest xmlns:manifest="urn:oasis:names:tc:opendocument:xmlns:manifest:1.0">
  <manifest:file-entry manifest:media-type="application/vnd.oasis.opendocument.presentation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office:version="1.0">
  <office:scripts/>
  <office:automatic-styles>
    <style:style style:name="dp1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>
      <style:graphic-properties style:protect="size"/>
    </style:style>
    <style:style style:name="gr2" style:family="graphic" style:parent-style-name="standard">
      <style:graphic-properties draw:stroke="none" svg:stroke-color="#000000" draw:fill="none" draw:fill-color="#ffffff" draw:auto-grow-height="true" draw:auto-grow-width="false" fo:max-height="0cm" fo:min-height="10.067cm"/>
    </style:style>
    <style:style style:name="gr3" style:family="graphic" style:parent-style-name="standard">
      <style:graphic-properties svg:stroke-color="#99ccff" draw:fill="none" draw:textarea-horizontal-align="justify" draw:textarea-vertical-align="middle" draw:auto-grow-height="false" fo:min-height="0cm" fo:min-width="0cm"/>
    </style:style>
    <style:style style:name="gr4" style:family="graphic" style:parent-style-name="standard">
      <style:graphic-properties draw:stroke="none" svg:stroke-color="#000000" draw:fill="none" draw:fill-color="#ffffff" draw:auto-grow-height="true" draw:auto-grow-width="false" fo:max-height="0cm" fo:min-height="12.178cm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3.828cm" fo:min-width="12.713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2.488cm" fo:min-width="15.347cm"/>
    </style:style>
    <style:style style:name="gr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5.268cm" fo:min-width="15.347cm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13.416cm"/>
    </style:style>
    <style:style style:name="gr9" style:family="graphic" style:parent-style-name="standard">
      <style:graphic-properties draw:fill-color="#ff9966" draw:textarea-horizontal-align="center" draw:textarea-vertical-align="middle"/>
    </style:style>
    <style:style style:name="gr10" style:family="graphic" style:parent-style-name="standard">
      <style:graphic-properties draw:fill-color="#e6e64c" draw:textarea-horizontal-align="center" draw:textarea-vertical-align="middle"/>
    </style:style>
    <style:style style:name="gr11" style:family="graphic" style:parent-style-name="standard">
      <style:graphic-properties draw:stroke="none" draw:fill="none" draw:fill-color="#ffffff" draw:textarea-horizontal-align="left" draw:auto-grow-width="true" fo:min-height="0.836cm" fo:min-width="2.629cm"/>
    </style:style>
    <style:style style:name="gr12" style:family="graphic" style:parent-style-name="standard">
      <style:graphic-properties draw:textarea-horizontal-align="center" draw:textarea-vertical-align="middle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14" style:family="graphic" style:parent-style-name="standard">
      <style:graphic-properties draw:stroke="none" svg:stroke-color="#000000" draw:fill="none" draw:fill-color="#ffffff" draw:auto-grow-height="true" draw:auto-grow-width="false" fo:max-height="0cm" fo:min-height="0cm"/>
    </style:style>
    <style:style style:name="gr15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cm" fo:min-width="0.77cm"/>
    </style:style>
    <style:style style:name="gr1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371cm" fo:min-width="0.77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02cm" fo:min-width="0cm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1.272cm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02cm" fo:min-width="1.167cm"/>
    </style:style>
    <style:style style:name="gr20" style:family="graphic" style:parent-style-name="standard">
      <style:graphic-properties draw:stroke="none" draw:fill="none" draw:fill-color="#ffffff" draw:textarea-horizontal-align="left" fo:min-width="0.77cm"/>
    </style:style>
    <style:style style:name="gr21" style:family="graphic" style:parent-style-name="standard">
      <style:graphic-properties draw:textarea-horizontal-align="justify" draw:textarea-vertical-align="middle" draw:auto-grow-height="false"/>
    </style:style>
    <style:style style:name="gr22" style:family="graphic" style:parent-style-name="standard">
      <style:graphic-properties draw:stroke="none" draw:fill="none" fo:min-height="1.89cm"/>
    </style:style>
    <style:style style:name="gr23" style:family="graphic" style:parent-style-name="standard">
      <style:graphic-properties draw:stroke="none" svg:stroke-color="#ffffff" draw:fill="none" draw:fill-color="#ffffff" draw:textarea-horizontal-align="left" draw:auto-grow-height="true" draw:auto-grow-width="true" fo:min-height="0cm" fo:min-width="0cm"/>
    </style:style>
    <style:style style:name="gr24" style:family="graphic" style:parent-style-name="standard">
      <style:graphic-properties svg:stroke-color="#ffffff" draw:fill="solid" draw:fill-color="#ff9966" draw:textarea-horizontal-align="center" draw:textarea-vertical-align="middle"/>
    </style:style>
    <style:style style:name="gr25" style:family="graphic" style:parent-style-name="standard">
      <style:graphic-properties svg:stroke-color="#ffffff" draw:fill-color="#00b8ff" draw:textarea-vertical-align="middle" draw:auto-grow-height="false"/>
    </style:style>
    <style:style style:name="gr26" style:family="graphic" style:parent-style-name="standard">
      <style:graphic-properties svg:stroke-color="#ffffff" draw:fill="solid" draw:fill-color="#00b8ff" draw:textarea-horizontal-align="justify" draw:textarea-vertical-align="middle" draw:auto-grow-height="false"/>
    </style:style>
    <style:style style:name="gr27" style:family="graphic" style:parent-style-name="standard">
      <style:graphic-properties svg:stroke-color="#ffffff" draw:textarea-horizontal-align="center" draw:textarea-vertical-align="middle"/>
    </style:style>
    <style:style style:name="gr2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518cm" fo:min-width="0cm"/>
    </style:style>
    <style:style style:name="gr29" style:family="graphic" style:parent-style-name="standard">
      <style:graphic-properties draw:stroke="none" draw:fill="none" draw:fill-color="#ffffff" draw:textarea-horizontal-align="left" draw:auto-grow-width="true" fo:min-height="0.518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81cm" fo:min-width="0cm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3cm" fo:min-width="0.324cm"/>
    </style:style>
    <style:style style:name="gr32" style:family="graphic" style:parent-style-name="standard">
      <style:graphic-properties draw:fill="solid" draw:fill-color="#e6e64c" draw:textarea-horizontal-align="center" draw:textarea-vertical-align="middle"/>
    </style:style>
    <style:style style:name="gr3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53cm" fo:min-width="0.473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473cm" fo:min-width="0.566cm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6.128cm" fo:min-width="24.07cm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26.219cm"/>
    </style:style>
    <style:style style:name="pr1" style:family="presentation" style:parent-style-name="lyt-darkblue-title">
      <style:graphic-properties draw:fill-color="#ffffff" fo:min-height="7.656cm"/>
    </style:style>
    <style:style style:name="pr2" style:family="presentation" style:parent-style-name="lyt-darkblue-notes">
      <style:graphic-properties draw:fill-color="#ffffff" fo:min-height="11.16cm"/>
    </style:style>
    <style:style style:name="pr3" style:family="presentation" style:parent-style-name="lyt-darkblue-outline1" style:list-style-name="L5">
      <style:graphic-properties draw:fill-color="#ffffff" draw:auto-grow-height="true" fo:min-height="15.441cm"/>
    </style:style>
    <style:style style:name="pr4" style:family="presentation" style:parent-style-name="lyt-darkblue-title">
      <style:graphic-properties draw:fill-color="#ffffff" draw:auto-grow-height="true" fo:min-height="3.008cm"/>
    </style:style>
    <style:style style:name="pr5" style:family="presentation" style:parent-style-name="lyt-darkblue-notes" style:list-style-name="L6">
      <style:graphic-properties draw:fill-color="#ffffff" draw:auto-grow-height="true" fo:min-height="11.411cm"/>
    </style:style>
    <style:style style:name="pr6" style:family="presentation" style:parent-style-name="lyt-darkblue-outline1">
      <style:graphic-properties draw:fill-color="#ffffff" draw:auto-grow-height="true" fo:min-height="15.441cm"/>
    </style:style>
    <style:style style:name="pr7" style:family="presentation" style:parent-style-name="lyt-darkblue-outline1">
      <style:graphic-properties draw:stroke="none" draw:fill="none" fo:min-height="1.704cm"/>
    </style:style>
    <style:style style:name="pr8" style:family="presentation" style:parent-style-name="lyt-darkblue-notes" style:list-style-name="L6">
      <style:graphic-properties draw:fill-color="#ffffff" draw:auto-grow-height="true" fo:min-height="11.411cm"/>
    </style:style>
    <style:style style:name="pr9" style:family="presentation" style:parent-style-name="lyt-darkblue-title">
      <style:graphic-properties draw:stroke="none" draw:fill="none" fo:min-height="12.382cm"/>
    </style:style>
    <style:style style:name="pr10" style:family="presentation" style:parent-style-name="lyt-darkblue-title">
      <style:graphic-properties draw:stroke="none" draw:fill="none" fo:min-height="12.121cm"/>
    </style:style>
    <style:style style:name="pr11" style:family="presentation" style:parent-style-name="lyt-darkblue-subtitle" style:list-style-name="L4">
      <style:graphic-properties draw:stroke="none" draw:fill="none" draw:auto-grow-height="true" fo:min-height="15.718cm"/>
    </style:style>
    <style:style style:name="P1" style:family="paragraph">
      <style:paragraph-properties fo:margin-left="0cm" fo:margin-right="0cm" fo:text-align="center" fo:text-indent="0cm" style:text-autospace="none"/>
    </style:style>
    <style:style style:name="P2" style:family="paragraph">
      <style:paragraph-properties fo:margin-left="0cm" fo:margin-right="0cm" fo:text-align="center" fo:text-indent="0cm" style:text-autospace="none"/>
      <style:text-properties fo:font-family="Arial" style:font-family-generic="swiss" fo:font-size="32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text:enable-numbering="true" fo:text-indent="-0.9cm" style:text-autospace="none"/>
    </style:style>
    <style:style style:name="P5" style:family="paragraph">
      <style:paragraph-properties fo:margin-left="1.2cm" fo:margin-right="0cm" text:enable-numbering="true" fo:text-indent="-0.9cm" style:text-autospace="none"/>
      <style:text-properties fo:font-family="Arial" style:font-family-generic="swiss"/>
    </style:style>
    <style:style style:name="P6" style:family="paragraph">
      <style:paragraph-properties fo:margin-left="0cm" fo:margin-right="0cm" fo:text-align="center" fo:text-indent="0cm" style:text-autospace="none"/>
      <style:text-properties fo:font-family="Arial" style:font-family-generic="swiss"/>
    </style:style>
    <style:style style:name="P7" style:family="paragraph">
      <style:paragraph-properties fo:margin-left="0.6cm" fo:margin-right="0cm" fo:text-indent="-0.6cm"/>
      <style:text-properties fo:font-size="24pt"/>
    </style:style>
    <style:style style:name="P8" style:family="paragraph">
      <style:paragraph-properties fo:margin-left="1.2cm" fo:margin-right="0cm" text:enable-numbering="false" fo:text-indent="-0.9cm" style:text-autospace="none"/>
    </style:style>
    <style:style style:name="P9" style:family="paragraph">
      <style:paragraph-properties fo:margin-left="1.2cm" fo:margin-right="0cm" fo:text-align="center" text:enable-numbering="false" fo:text-indent="-0.9cm" style:text-autospace="none"/>
    </style:style>
    <style:style style:name="P10" style:family="paragraph">
      <style:paragraph-properties fo:margin-left="1.2cm" fo:margin-right="0cm" text:enable-numbering="false" fo:text-indent="-0.9cm" style:text-autospace="none"/>
      <style:text-properties fo:font-family="Arial" style:font-family-generic="swiss"/>
    </style:style>
    <style:style style:name="P11" style:family="paragraph">
      <style:paragraph-properties fo:margin-left="0cm" fo:margin-right="0cm" style:line-height-at-least="0.318cm" fo:text-indent="0cm"/>
    </style:style>
    <style:style style:name="P12" style:family="paragraph">
      <style:paragraph-properties fo:margin-left="0cm" fo:margin-right="0cm" fo:text-indent="0cm"/>
      <style:text-properties fo:color="#ffffff" fo:font-family="arial" style:font-family-generic="swiss" fo:font-size="22pt" fo:font-weight="bold"/>
    </style:style>
    <style:style style:name="P13" style:family="paragraph">
      <style:paragraph-properties fo:text-align="center"/>
    </style:style>
    <style:style style:name="P14" style:family="paragraph">
      <style:paragraph-properties fo:margin-left="0cm" fo:margin-right="0cm" fo:text-indent="0cm"/>
      <style:text-properties fo:font-size="24pt"/>
    </style:style>
    <style:style style:name="P15" style:family="paragraph">
      <style:paragraph-properties fo:margin-left="0cm" fo:margin-right="0cm" fo:text-indent="0cm"/>
      <style:text-properties fo:font-weight="bold"/>
    </style:style>
    <style:style style:name="P16" style:family="paragraph">
      <style:paragraph-properties fo:margin-left="0cm" fo:margin-right="0cm" fo:text-align="center" fo:text-indent="0cm" style:text-autospace="none"/>
      <style:text-properties fo:font-size="32pt"/>
    </style:style>
    <style:style style:name="P17" style:family="paragraph">
      <style:paragraph-properties fo:text-align="start"/>
    </style:style>
    <style:style style:name="P18" style:family="paragraph">
      <style:paragraph-properties fo:margin-left="0cm" fo:margin-right="0cm" fo:text-indent="0cm"/>
      <style:text-properties fo:color="#ffffff" fo:font-size="20pt" fo:font-weight="bold" style:font-size-asian="18pt" style:font-size-complex="18pt"/>
    </style:style>
    <style:style style:name="P19" style:family="paragraph">
      <style:paragraph-properties fo:margin-left="0cm" fo:margin-right="0cm" fo:text-indent="0cm"/>
      <style:text-properties fo:color="#000080" fo:font-size="18pt" style:font-size-asian="18pt" style:font-size-complex="18pt"/>
    </style:style>
    <style:style style:name="P20" style:family="paragraph">
      <style:paragraph-properties fo:margin-left="0cm" fo:margin-right="0cm" fo:text-indent="0cm"/>
      <style:text-properties fo:color="#000080" fo:font-size="18pt"/>
    </style:style>
    <style:style style:name="P21" style:family="paragraph">
      <style:paragraph-properties fo:margin-left="0cm" fo:margin-right="0cm" fo:text-indent="0cm"/>
      <style:text-properties fo:color="#ffffff" fo:font-size="14pt" style:font-size-asian="18pt" style:font-size-complex="18pt"/>
    </style:style>
    <style:style style:name="P22" style:family="paragraph">
      <style:paragraph-properties fo:margin-left="0cm" fo:margin-right="0cm" fo:text-indent="0cm"/>
      <style:text-properties fo:color="#ffffff" fo:font-size="18pt" style:font-size-asian="18pt" style:font-size-complex="18pt"/>
    </style:style>
    <style:style style:name="P23" style:family="paragraph">
      <style:paragraph-properties fo:margin-left="0cm" fo:margin-right="0cm" fo:text-align="start" fo:text-indent="0cm" style:text-autospace="none"/>
      <style:text-properties fo:font-family="arial" style:font-family-generic="swiss" fo:font-size="26pt" fo:font-weight="bold"/>
    </style:style>
    <style:style style:name="P24" style:family="paragraph">
      <style:paragraph-properties fo:margin-left="0cm" fo:margin-right="0cm" fo:text-align="start" fo:text-indent="0cm" style:text-autospace="none"/>
    </style:style>
    <style:style style:name="P25" style:family="paragraph">
      <style:paragraph-properties fo:margin-left="0cm" fo:margin-right="0cm" fo:text-align="start" fo:text-indent="0cm" style:text-autospace="none"/>
      <style:text-properties fo:font-size="18pt"/>
    </style:style>
    <style:style style:name="P26" style:family="paragraph">
      <style:paragraph-properties fo:margin-left="0cm" fo:margin-right="0cm" fo:text-align="start" fo:text-indent="0cm" style:text-autospace="none"/>
      <style:text-properties fo:font-family="arial" style:font-family-generic="swiss" fo:font-size="18pt"/>
    </style:style>
    <style:style style:name="P27" style:family="paragraph">
      <style:paragraph-properties fo:margin-left="0cm" fo:margin-right="0cm" fo:text-align="center" fo:text-indent="0cm" style:text-autospace="none"/>
      <style:text-properties fo:font-size="18pt"/>
    </style:style>
    <style:style style:name="P28" style:family="paragraph">
      <style:paragraph-properties fo:margin-left="0cm" fo:margin-right="0cm" fo:text-indent="0cm"/>
      <style:text-properties fo:color="#ffffff" fo:font-size="18pt"/>
    </style:style>
    <style:style style:name="P29" style:family="paragraph">
      <style:paragraph-properties fo:margin-left="0cm" fo:margin-right="0cm" fo:text-align="center" fo:text-indent="0cm"/>
    </style:style>
    <style:style style:name="P30" style:family="paragraph">
      <style:paragraph-properties fo:margin-left="0cm" fo:margin-right="0cm" fo:text-align="center" fo:text-indent="0cm"/>
      <style:text-properties fo:font-size="18pt"/>
    </style:style>
    <style:style style:name="P31" style:family="paragraph">
      <style:paragraph-properties fo:margin-left="0cm" fo:margin-right="0cm" fo:text-align="center" fo:text-indent="0cm" style:text-autospace="none"/>
      <style:text-properties fo:font-size="16pt"/>
    </style:style>
    <style:style style:name="P32" style:family="paragraph">
      <style:paragraph-properties fo:margin-left="0cm" fo:margin-right="0cm" fo:text-align="center" fo:text-indent="0cm" style:text-autospace="none"/>
      <style:text-properties fo:font-size="28pt"/>
    </style:style>
    <style:style style:name="P33" style:family="paragraph">
      <style:paragraph-properties fo:margin-left="0cm" fo:margin-right="0cm" fo:text-indent="0cm"/>
      <style:text-properties fo:font-size="18pt"/>
    </style:style>
    <style:style style:name="P34" style:family="paragraph">
      <style:paragraph-properties fo:margin-left="0cm" fo:margin-right="0cm" fo:text-indent="0cm"/>
      <style:text-properties fo:color="#ffffff" fo:font-size="14pt"/>
    </style:style>
    <style:style style:name="P35" style:family="paragraph">
      <style:paragraph-properties fo:margin-left="0cm" fo:margin-right="0cm" fo:text-indent="0cm"/>
      <style:text-properties fo:color="#ffffff" fo:font-family="ArialMT" style:font-family-generic="swiss" fo:font-size="22pt" fo:font-weight="bold"/>
    </style:style>
    <style:style style:name="T1" style:family="text">
      <style:text-properties fo:color="#ffffff" style:text-outline="false" style:text-line-through-style="none" fo:font-family="Arial" style:font-family-generic="swiss" fo:font-size="32pt" fo:font-style="italic" fo:text-shadow="none" style:text-underline-style="none" fo:font-weight="bold" style:font-family-asian="ArialMT" style:font-family-generic-asian="swiss" style:font-size-asian="15pt" style:font-family-complex="ArialMT" style:font-family-generic-complex="swiss" style:font-size-complex="8.5pt"/>
    </style:style>
    <style:style style:name="T2" style:family="text">
      <style:text-properties fo:color="#ffffff" style:text-outline="false" style:text-line-through-style="none" fo:font-family="Arial" style:font-family-generic="swiss" fo:font-size="32pt" fo:font-style="italic" fo:text-shadow="none" style:text-underline-style="none" fo:font-weight="bold" style:font-family-asian="ArialMT" style:font-family-generic-asian="swiss" style:font-size-asian="15pt" style:font-weight-asian="bold" style:font-family-complex="ArialMT" style:font-family-generic-complex="swiss" style:font-size-complex="8.5pt" style:font-weight-complex="bold"/>
    </style:style>
    <style:style style:name="T3" style:family="text">
      <style:text-properties fo:color="#00ff00" fo:font-family="arial" style:font-family-generic="swiss" fo:font-size="22pt" fo:font-weight="bold" style:font-family-asian="'MBEKC H+ Courier', Courier" style:font-family-generic-asian="modern" style:font-size-asian="9pt" style:font-family-complex="'MBEKC H+ Courier', Courier" style:font-family-generic-complex="modern" style:font-size-complex="5.09999990463257pt"/>
    </style:style>
    <style:style style:name="T4" style:family="text">
      <style:text-properties fo:color="#ffffff" fo:font-family="arial" style:font-family-generic="swiss" fo:font-size="22pt" fo:font-weight="bold" style:font-family-asian="'MBEKC H+ Courier', Courier" style:font-family-generic-asian="modern" style:font-size-asian="9pt" style:font-family-complex="'MBEKC H+ Courier', Courier" style:font-family-generic-complex="modern" style:font-size-complex="5.09999990463257pt"/>
    </style:style>
    <style:style style:name="T5" style:family="text">
      <style:text-properties fo:color="#ffffff" fo:font-family="arial" style:font-family-generic="swiss" fo:font-size="22pt" fo:font-weight="bold" style:font-family-asian="'MBEFN P+ Courier', Courier" style:font-family-generic-asian="modern" style:font-size-asian="9pt" style:font-family-complex="'MBEFN P+ Courier', Courier" style:font-family-generic-complex="modern" style:font-size-complex="5.09999990463257pt"/>
    </style:style>
    <style:style style:name="T6" style:family="text">
      <style:text-properties fo:font-family="arial" style:font-family-generic="swiss" fo:font-size="22pt" fo:font-weight="bold" style:font-family-asian="'MBEKC H+ Courier', Courier" style:font-family-generic-asian="modern" style:font-size-asian="9pt" style:font-family-complex="'MBEKC H+ Courier', Courier" style:font-family-generic-complex="modern" style:font-size-complex="5.09999990463257pt"/>
    </style:style>
    <style:style style:name="T7" style:family="text">
      <style:text-properties fo:color="#ffffff" fo:font-family="arial" style:font-family-generic="swiss" fo:font-size="22pt" fo:font-weight="bold"/>
    </style:style>
    <style:style style:name="T8" style:family="text">
      <style:text-properties fo:color="#00ff00" fo:font-family="arial" style:font-family-generic="swiss" fo:font-size="22pt" fo:font-weight="bold"/>
    </style:style>
    <style:style style:name="T9" style:family="text">
      <style:text-properties fo:color="#00ff00" fo:font-size="22pt" fo:font-weight="bold"/>
    </style:style>
    <style:style style:name="T10" style:family="text">
      <style:text-properties fo:color="#ffffff" fo:font-size="22pt" fo:font-weight="bold"/>
    </style:style>
    <style:style style:name="T11" style:family="text">
      <style:text-properties fo:color="#ffffff" fo:font-size="22pt"/>
    </style:style>
    <style:style style:name="T12" style:family="text">
      <style:text-properties fo:color="#ffffff" style:text-outline="false" style:text-line-through-style="none" fo:font-family="ArialMT" style:font-family-generic="swiss" fo:font-size="32pt" fo:font-style="italic" fo:text-shadow="none" style:text-underline-style="none" fo:font-weight="bold" style:font-family-asian="ArialMT" style:font-family-generic-asian="swiss" style:font-size-asian="15pt" style:font-family-complex="ArialMT" style:font-family-generic-complex="swiss" style:font-size-complex="8.5pt"/>
    </style:style>
    <style:style style:name="T13" style:family="text">
      <style:text-properties fo:color="#ffffff" fo:font-size="20pt" fo:font-weight="bold" style:font-size-asian="18pt" style:font-size-complex="18pt"/>
    </style:style>
    <style:style style:name="T14" style:family="text">
      <style:text-properties fo:color="#000080" fo:font-size="18pt" style:font-size-asian="18pt" style:font-size-complex="18pt"/>
    </style:style>
    <style:style style:name="T15" style:family="text">
      <style:text-properties fo:color="#000080" fo:font-size="18pt"/>
    </style:style>
    <style:style style:name="T16" style:family="text">
      <style:text-properties fo:color="#ffffff" fo:font-size="14pt" style:font-size-asian="18pt" style:font-size-complex="18pt"/>
    </style:style>
    <style:style style:name="T17" style:family="text">
      <style:text-properties fo:color="#ffffff" style:text-outline="false" style:text-line-through-style="none" fo:font-family="arial" style:font-family-generic="swiss" fo:font-size="26pt" fo:font-style="italic" fo:text-shadow="none" style:text-underline-style="none" fo:font-weight="bold" style:font-family-asian="ArialMT" style:font-family-generic-asian="swiss" style:font-size-asian="15pt" style:font-family-complex="ArialMT" style:font-family-generic-complex="swiss" style:font-size-complex="8.5pt"/>
    </style:style>
    <style:style style:name="T18" style:family="text">
      <style:text-properties fo:color="#00ff00" style:text-outline="false" style:text-line-through-style="none" fo:font-family="arial" style:font-family-generic="swiss" fo:font-size="26pt" fo:font-style="normal" fo:text-shadow="none" style:text-underline-style="none" fo:font-weight="bold" style:font-family-asian="ArialMT" style:font-family-generic-asian="swiss" style:font-size-asian="15pt" style:font-family-complex="ArialMT" style:font-family-generic-complex="swiss" style:font-size-complex="8.5pt"/>
    </style:style>
    <style:style style:name="T19" style:family="text">
      <style:text-properties fo:color="#ffffff" style:text-outline="false" style:text-line-through-style="none" fo:font-family="arial" style:font-family-generic="swiss" fo:font-size="26pt" fo:font-style="normal" fo:text-shadow="none" style:text-underline-style="none" fo:font-weight="bold" style:font-family-asian="ArialMT" style:font-family-generic-asian="swiss" style:font-size-asian="15pt" style:font-family-complex="ArialMT" style:font-family-generic-complex="swiss" style:font-size-complex="8.5pt"/>
    </style:style>
    <style:style style:name="T20" style:family="text">
      <style:text-properties fo:color="#ffffff" style:text-outline="false" style:text-line-through-style="none" fo:font-family="ArialMT" style:font-family-generic="swiss" fo:font-size="28pt" fo:font-style="normal" fo:text-shadow="none" style:text-underline-style="none" fo:font-weight="normal" style:font-family-asian="ArialMT" style:font-family-generic-asian="swiss" style:font-size-asian="15pt" style:font-family-complex="ArialMT" style:font-family-generic-complex="swiss" style:font-size-complex="8.5pt"/>
    </style:style>
    <style:style style:name="T21" style:family="text">
      <style:text-properties fo:color="#ffffff" style:text-outline="false" style:text-line-through-style="none" fo:font-family="ArialMT" style:font-family-generic="swiss" fo:font-size="14pt" fo:font-style="normal" fo:text-shadow="none" style:text-underline-style="none" fo:font-weight="normal" style:font-family-asian="ArialMT" style:font-family-generic-asian="swiss" style:font-size-asian="15pt" style:font-family-complex="ArialMT" style:font-family-generic-complex="swiss" style:font-size-complex="8.5pt"/>
    </style:style>
    <style:style style:name="T22" style:family="text">
      <style:text-properties fo:color="#00ff00" style:text-outline="false" style:text-line-through-style="none" fo:font-family="arial" style:font-family-generic="swiss" fo:font-size="22pt" fo:font-style="normal" fo:text-shadow="none" style:text-underline-style="none" fo:font-weight="bold" style:font-family-asian="ArialMT" style:font-family-generic-asian="swiss" style:font-size-asian="15pt" style:font-family-complex="ArialMT" style:font-family-generic-complex="swiss" style:font-size-complex="8.5pt"/>
    </style:style>
    <style:style style:name="T23" style:family="text">
      <style:text-properties fo:color="#ffffff" style:text-outline="false" style:text-line-through-style="none" fo:font-family="arial" style:font-family-generic="swiss" fo:font-size="22pt" fo:font-style="normal" fo:text-shadow="none" style:text-underline-style="none" fo:font-weight="bold" style:font-family-asian="ArialMT" style:font-family-generic-asian="swiss" style:font-size-asian="15pt" style:font-family-complex="ArialMT" style:font-family-generic-complex="swiss" style:font-size-complex="8.5pt"/>
    </style:style>
    <style:style style:name="T24" style:family="text">
      <style:text-properties fo:color="#00ff00" style:text-outline="false" style:text-line-through-style="none" fo:font-family="arial" style:font-family-generic="swiss" fo:font-size="20pt" fo:font-style="normal" fo:text-shadow="none" style:text-underline-style="none" fo:font-weight="bold" style:font-family-asian="ArialMT" style:font-family-generic-asian="swiss" style:font-size-asian="15pt" style:font-family-complex="ArialMT" style:font-family-generic-complex="swiss" style:font-size-complex="8.5pt"/>
    </style:style>
    <style:style style:name="T25" style:family="text">
      <style:text-properties fo:color="#ffffff" style:text-outline="false" style:text-line-through-style="none" fo:font-family="arial" style:font-family-generic="swiss" fo:font-size="20pt" fo:font-style="normal" fo:text-shadow="none" style:text-underline-style="none" fo:font-weight="bold" style:font-family-asian="ArialMT" style:font-family-generic-asian="swiss" style:font-size-asian="15pt" style:font-family-complex="ArialMT" style:font-family-generic-complex="swiss" style:font-size-complex="8.5pt"/>
    </style:style>
    <style:style style:name="T26" style:family="text">
      <style:text-properties fo:color="#ffffff" style:text-outline="false" style:text-line-through-style="none" fo:font-family="ArialMT" style:font-family-generic="swiss" fo:font-size="22pt" fo:font-style="italic" fo:text-shadow="none" style:text-underline-style="none" fo:font-weight="bold" style:font-family-asian="ArialMT" style:font-family-generic-asian="swiss" style:font-size-asian="15pt" style:font-family-complex="ArialMT" style:font-family-generic-complex="swiss" style:font-size-complex="8.5pt"/>
    </style:style>
    <style:style style:name="T27" style:family="text">
      <style:text-properties fo:color="#00ff00" style:text-outline="false" style:text-line-through-style="none" fo:font-family="ArialMT" style:font-family-generic="swiss" fo:font-size="20pt" fo:font-style="normal" fo:text-shadow="none" style:text-underline-style="none" fo:font-weight="bold" style:font-family-asian="ArialMT" style:font-family-generic-asian="swiss" style:font-size-asian="15pt" style:font-family-complex="ArialMT" style:font-family-generic-complex="swiss" style:font-size-complex="8.5pt"/>
    </style:style>
    <style:style style:name="T28" style:family="text">
      <style:text-properties fo:color="#ffffff" style:text-outline="false" style:text-line-through-style="none" fo:font-family="ArialMT" style:font-family-generic="swiss" fo:font-size="20pt" fo:font-style="normal" fo:text-shadow="none" style:text-underline-style="none" fo:font-weight="bold" style:font-family-asian="ArialMT" style:font-family-generic-asian="swiss" style:font-size-asian="15pt" style:font-family-complex="ArialMT" style:font-family-generic-complex="swiss" style:font-size-complex="8.5pt"/>
    </style:style>
    <style:style style:name="T29" style:family="text">
      <style:text-properties fo:color="#ffffff" fo:font-size="18pt"/>
    </style:style>
    <style:style style:name="T30" style:family="text">
      <style:text-properties fo:font-size="18pt"/>
    </style:style>
    <style:style style:name="T31" style:family="text">
      <style:text-properties fo:color="#ffffff" style:text-outline="false" style:text-line-through-style="none" fo:font-family="ArialMT" style:font-family-generic="swiss" fo:font-size="16pt" fo:font-style="normal" fo:text-shadow="none" style:text-underline-style="none" fo:font-weight="normal" style:font-family-asian="ArialMT" style:font-family-generic-asian="swiss" style:font-size-asian="15pt" style:font-family-complex="ArialMT" style:font-family-generic-complex="swiss" style:font-size-complex="8.5pt"/>
    </style:style>
    <style:style style:name="T32" style:family="text">
      <style:text-properties fo:color="#ffffff" style:text-outline="false" style:text-line-through-style="none" fo:font-family="ArialMT" style:font-family-generic="swiss" fo:font-size="18pt" fo:font-style="italic" fo:text-shadow="none" style:text-underline-style="none" fo:font-weight="bold" style:font-family-asian="ArialMT" style:font-family-generic-asian="swiss" style:font-size-asian="15pt" style:font-family-complex="ArialMT" style:font-family-generic-complex="swiss" style:font-size-complex="8.5pt"/>
    </style:style>
    <style:style style:name="T33" style:family="text">
      <style:text-properties fo:color="#ffffff" style:text-outline="false" style:text-line-through-style="none" fo:font-family="ArialMT" style:font-family-generic="swiss" fo:font-size="16pt" fo:font-style="italic" fo:text-shadow="none" style:text-underline-style="none" fo:font-weight="bold" style:font-family-asian="ArialMT" style:font-family-generic-asian="swiss" style:font-size-asian="15pt" style:font-family-complex="ArialMT" style:font-family-generic-complex="swiss" style:font-size-complex="8.5pt"/>
    </style:style>
    <style:style style:name="T34" style:family="text">
      <style:text-properties fo:color="#00ff00" style:text-outline="false" style:text-line-through-style="none" fo:font-family="arial" style:font-family-generic="swiss" fo:font-size="16pt" fo:font-style="normal" fo:text-shadow="none" style:text-underline-style="none" fo:font-weight="bold" style:font-family-asian="ArialMT" style:font-family-generic-asian="swiss" style:font-size-asian="15pt" style:font-family-complex="ArialMT" style:font-family-generic-complex="swiss" style:font-size-complex="8.5pt"/>
    </style:style>
    <style:style style:name="T35" style:family="text">
      <style:text-properties fo:color="#ffffff" style:text-outline="false" style:text-line-through-style="none" fo:font-family="arial" style:font-family-generic="swiss" fo:font-size="16pt" fo:font-style="normal" fo:text-shadow="none" style:text-underline-style="none" fo:font-weight="bold" style:font-family-asian="ArialMT" style:font-family-generic-asian="swiss" style:font-size-asian="15pt" style:font-family-complex="ArialMT" style:font-family-generic-complex="swiss" style:font-size-complex="8.5pt"/>
    </style:style>
    <style:style style:name="T36" style:family="text">
      <style:text-properties fo:color="#ffffff" fo:font-size="14pt"/>
    </style:style>
    <style:style style:name="T37" style:family="text">
      <style:text-properties fo:color="#ffffff" fo:font-family="ArialMT" style:font-family-generic="swiss" fo:font-size="22pt" fo:font-weight="bold" style:font-family-asian="'MBEKC H+ Courier', Courier" style:font-family-generic-asian="modern" style:font-size-asian="9pt" style:font-family-complex="'MBEKC H+ Courier', Courier" style:font-family-generic-complex="modern" style:font-size-complex="5.09999990463257pt"/>
    </style:style>
    <style:style style:name="T38" style:family="text">
      <style:text-properties fo:color="#00ff00" fo:font-family="ArialMT" style:font-family-generic="swiss" fo:font-size="22pt" fo:font-weight="bold" style:font-family-asian="'MBEKC H+ Courier', Courier" style:font-family-generic-asian="modern" style:font-size-asian="9pt" style:font-family-complex="'MBEKC H+ Courier', Courier" style:font-family-generic-complex="modern" style:font-size-complex="5.09999990463257pt"/>
    </style:style>
    <style:style style:name="T39" style:family="text">
      <style:text-properties fo:color="#ffffff" fo:font-family="ArialMT" style:font-family-generic="swiss" fo:font-size="22pt" fo:font-weight="bold" style:font-family-asian="'MBEFN P+ Courier', Courier" style:font-family-generic-asian="modern" style:font-size-asian="9pt" style:font-family-complex="'MBEFN P+ Courier', Courier" style:font-family-generic-complex="modern" style:font-size-complex="5.09999990463257pt"/>
    </style:style>
    <style:style style:name="T40" style:family="text">
      <style:text-properties fo:color="#00ff00" fo:font-family="ArialMT" style:font-family-generic="swiss" fo:font-size="22pt" fo:font-weight="bold" style:font-family-asian="'MBEFN P+ Courier', Courier" style:font-family-generic-asian="modern" style:font-size-asian="12pt" style:font-family-complex="'MBEFN P+ Courier', Courier" style:font-family-generic-complex="modern" style:font-size-complex="6.80000019073486pt"/>
    </style:style>
    <style:style style:name="T41" style:family="text">
      <style:text-properties fo:color="#ffffff" fo:font-family="ArialMT" style:font-family-generic="swiss" fo:font-size="22pt" fo:font-weight="bold" style:font-family-asian="'MBEFN P+ Courier', Courier" style:font-family-generic-asian="modern" style:font-size-asian="12pt" style:font-family-complex="'MBEFN P+ Courier', Courier" style:font-family-generic-complex="modern" style:font-size-complex="6.80000019073486pt"/>
    </style:style>
    <style:style style:name="T42" style:family="text">
      <style:text-properties fo:color="#00ff00" fo:font-family="ArialMT" fo:font-size="22pt" fo:font-weight="bold" style:font-family-asian="'MBEKC H+ Courier', Courier" style:font-family-generic-asian="modern" style:font-size-asian="9pt" style:font-family-complex="'MBEKC H+ Courier', Courier" style:font-family-generic-complex="modern" style:font-size-complex="5.09999990463257pt"/>
    </style:style>
    <style:style style:name="T43" style:family="text">
      <style:text-properties fo:color="#ffffff" fo:font-family="ArialMT" fo:font-size="22pt" fo:font-weight="bold" style:font-family-asian="'MBEKC H+ Courier', Courier" style:font-family-generic-asian="modern" style:font-size-asian="9pt" style:font-family-complex="'MBEKC H+ Courier', Courier" style:font-family-generic-complex="modern" style:font-size-complex="5.09999990463257pt"/>
    </style:style>
    <style:style style:name="T44" style:family="text">
      <style:text-properties fo:color="#ffffff" fo:font-family="ArialMT" fo:font-size="22pt" fo:font-weight="bold" style:font-family-asian="'MBEFN P+ Courier', Courier" style:font-family-generic-asian="modern" style:font-size-asian="9pt" style:font-family-complex="'MBEFN P+ Courier', Courier" style:font-family-generic-complex="modern" style:font-size-complex="5.09999990463257pt"/>
    </style:style>
    <text:list-style style:name="L1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2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●">
        <style:list-level-properties text:space-before="1.6cm" text:min-label-width="0.8cm"/>
        <style:text-properties fo:font-family="Tahoma" style:font-style-name="Regular" style:font-family-generic="swiss" style:font-pitch="variable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3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●">
        <style:text-properties fo:font-family="StarSymbol" style:font-charset="x-symbol" fo:color="#000000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font-charset="x-symbol" fo:color="#000000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font-charset="x-symbol" fo:color="#000000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font-charset="x-symbol" fo:color="#000000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font-charset="x-symbol" fo:color="#000000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font-charset="x-symbol" fo:color="#000000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font-charset="x-symbol" fo:color="#000000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font-charset="x-symbol" fo:color="#000000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font-charset="x-symbol" fo:color="#000000" fo:font-size="45%"/>
      </text:list-level-style-bullet>
    </text:list-style>
    <text:list-style style:name="L5">
      <text:list-level-style-bullet text:level="1" text:bullet-char="•">
        <style:list-level-properties text:space-before="0.3cm" text:min-label-width="0.9cm"/>
        <style:text-properties fo:font-family="StarSymbol" style:font-charset="x-symbol" fo:color="#000000" fo:font-size="45%"/>
      </text:list-level-style-bullet>
      <text:list-level-style-bullet text:level="2" text:bullet-char=""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6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Copyright Fastpath Logic Inc. @2007</presentation:footer-decl>
      <presentation:date-time-decl presentation:name="dtd1" presentation:source="current-date" style:data-style-name="D3"/>
      <draw:page draw:name="page1" draw:style-name="dp1" draw:master-page-name="lyt-darkblue" presentation:use-footer-name="ftr1" presentation:use-date-time-name="dtd1">
        <office:forms form:automatic-focus="false" form:apply-design-mode="false"/>
        <draw:frame presentation:style-name="pr1" draw:text-style-name="P2" draw:layer="layout" svg:width="23.912cm" svg:height="7.656cm" svg:x="2.5cm" svg:y="5.87cm" presentation:class="title" presentation:user-transformed="true">
          <draw:text-box>
            <text:p text:style-name="P1"><text:span text:style-name="T1">CSL ISA Examples</text:span><text:span text:style-name="T2"><text:line-break/></text:span><text:span text:style-name="T2"><text:line-break/></text:span><text:span text:style-name="T2"/></text:p>
          </draw:text-box>
        </draw:frame>
        <presentation:notes draw:style-name="dp2">
          <draw:page-thumbnail draw:style-name="gr1" draw:layer="layout" svg:width="13.706cm" svg:height="10.28cm" svg:x="3.647cm" svg:y="2.853cm" draw:page-number="1" presentation:class="page"/>
          <draw:frame presentation:style-name="pr2" draw:text-style-name="P3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2" draw:style-name="dp1" draw:master-page-name="lyt-darkblue" presentation:presentation-page-layout-name="AL1T1" presentation:use-footer-name="ftr1" presentation:use-date-time-name="dtd1">
        <office:forms form:automatic-focus="false" form:apply-design-mode="false"/>
        <draw:frame presentation:style-name="pr3" draw:text-style-name="P5" draw:layer="layout" svg:width="24.369cm" svg:height="15.441cm" svg:x="2.058cm" svg:y="3.728cm" presentation:class="outline">
          <draw:text-box>
            <text:list text:style-name="L2">
              <text:list-item>
                <text:p text:style-name="P4"><text:span text:style-name="T1">RISC 16 ISA</text:span></text:p>
              </text:list-item>
            </text:list>
            <text:list text:style-name="L2">
              <text:list-item>
                <text:p text:style-name="P4"><text:span text:style-name="T1">Sun Open Sparc SETHI and Branches Instruction Formats</text:span></text:p>
              </text:list-item>
            </text:list>
          </draw:text-box>
        </draw:frame>
        <draw:frame presentation:style-name="pr4" draw:text-style-name="P6" draw:layer="layout" svg:width="23.912cm" svg:height="3.008cm" svg:x="2cm" svg:y="0.7cm" presentation:class="title">
          <draw:text-box>
            <text:p text:style-name="P1"><text:span text:style-name="T1">CSL ISA Examples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2" presentation:class="page"/>
          <draw:frame presentation:style-name="pr5" draw:text-style-name="P7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3" draw:style-name="dp1" draw:master-page-name="lyt-darkblue" presentation:presentation-page-layout-name="AL1T1" presentation:use-footer-name="ftr1" presentation:use-date-time-name="dtd1">
        <office:forms form:automatic-focus="false" form:apply-design-mode="false"/>
        <draw:frame presentation:style-name="pr4" draw:text-style-name="P1" draw:layer="layout" svg:width="23.912cm" svg:height="3.008cm" svg:x="2cm" svg:y="0.7cm" presentation:class="title">
          <draw:text-box>
            <text:p text:style-name="P1"><text:span text:style-name="T1">CSL ISA Examples</text:span></text:p>
          </draw:text-box>
        </draw:frame>
        <draw:frame presentation:style-name="pr6" draw:text-style-name="P10" draw:layer="layout" svg:width="24.369cm" svg:height="15.441cm" svg:x="2.058cm" svg:y="3.728cm" presentation:class="outline">
          <draw:text-box>
            <text:list text:style-name="L2">
              <text:list-item>
                <text:p text:style-name="P8"><text:span text:style-name="T1"/></text:p>
              </text:list-item>
            </text:list>
            <text:list text:style-name="L2">
              <text:list-item>
                <text:p text:style-name="P8"><text:span text:style-name="T1"/></text:p>
              </text:list-item>
            </text:list>
            <text:list text:style-name="L2">
              <text:list-item>
                <text:p text:style-name="P8"><text:span text:style-name="T1"/></text:p>
              </text:list-item>
            </text:list>
            <text:list text:style-name="L2">
              <text:list-item>
                <text:p text:style-name="P8"><text:span text:style-name="T1"/></text:p>
              </text:list-item>
            </text:list>
            <text:list text:style-name="L2">
              <text:list-item>
                <text:p text:style-name="P9"><text:span text:style-name="T1">RISC 16 ISA</text:span></text:p>
              </text:list-item>
            </text:list>
          </draw:text-box>
        </draw:frame>
        <presentation:notes draw:style-name="dp2">
          <draw:page-thumbnail draw:style-name="gr1" draw:layer="layout" svg:width="13.706cm" svg:height="10.28cm" svg:x="3.647cm" svg:y="2.853cm" draw:page-number="3" presentation:class="page"/>
          <draw:frame presentation:style-name="pr2" draw:text-style-name="P3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4" draw:style-name="dp1" draw:master-page-name="lyt-darkblue" presentation:use-footer-name="ftr1" presentation:use-date-time-name="dtd1">
        <office:forms form:automatic-focus="false" form:apply-design-mode="false"/>
        <draw:frame draw:style-name="gr2" draw:text-style-name="P12" draw:layer="layout" svg:width="12.647cm" svg:height="11.981cm" svg:x="2.196cm" svg:y="3.882cm">
          <draw:text-box>
            <text:p text:style-name="P3"><text:span text:style-name="T3">csl_unit</text:span><text:span text:style-name="T4"> u_d</text:span><text:span text:style-name="T5">ecoder_unit</text:span><text:span text:style-name="T4"> {</text:span></text:p>
            <text:p text:style-name="P3"><text:span text:style-name="T4">u_decoder_unit () {} <text:s/></text:span></text:p>
            <text:p text:style-name="P3"><text:span text:style-name="T4"><text:s/></text:span><text:span text:style-name="T4">};</text:span></text:p>
            <text:p text:style-name="P3"><text:span text:style-name="T3">csl_enum</text:span><text:span text:style-name="T4"> </text:span><text:span text:style-name="T5">opcodes </text:span><text:span text:style-name="T4">{ </text:span></text:p>
            <text:p text:style-name="P11"><text:span text:style-name="T4"><text:tab/></text:span><text:span text:style-name="T4"><text:tab/></text:span><text:span text:style-name="T4">ADD = 0, </text:span></text:p>
            <text:p text:style-name="P11"><text:span text:style-name="T4"><text:tab/></text:span><text:span text:style-name="T4"><text:tab/></text:span><text:span text:style-name="T4">SLL = 3, </text:span></text:p>
            <text:p text:style-name="P11"><text:span text:style-name="T4"><text:tab/></text:span><text:span text:style-name="T4"><text:tab/></text:span><text:span text:style-name="T4">SW = 4, </text:span></text:p>
            <text:p text:style-name="P11"><text:span text:style-name="T4"><text:tab/></text:span><text:span text:style-name="T4"><text:tab/></text:span><text:span text:style-name="T4">BNE = 6</text:span></text:p>
            <text:p text:style-name="P11"><text:span text:style-name="T4"><text:s/></text:span><text:span text:style-name="T4">}; </text:span></text:p>
            <text:p text:style-name="P11"><text:span text:style-name="T6"/></text:p>
          </draw:text-box>
        </draw:frame>
        <draw:frame presentation:style-name="pr7" draw:text-style-name="P9" draw:layer="layout" svg:width="14.164cm" svg:height="1.704cm" svg:x="1.434cm" svg:y="1.17cm">
          <draw:text-box>
            <text:list text:style-name="L2">
              <text:list-item>
                <text:list>
                  <text:list-item>
                    <text:p text:style-name="P9"><text:span text:style-name="T1">Example1: RISC 16 ISA</text:span></text:p>
                  </text:list-item>
                </text:list>
              </text:list-item>
            </text:list>
          </draw:text-box>
        </draw:frame>
        <draw:custom-shape draw:style-name="gr3" draw:text-style-name="P13" draw:layer="layout" svg:width="24.26cm" svg:height="14.413cm" svg:x="2.165cm" svg:y="3.941cm">
          <text:p text:style-name="P3"/>
          <draw:enhanced-geometry svg:viewBox="0 0 21600 21600" draw:type="rectangle" draw:enhanced-path="M 0 0 L 21600 0 21600 21600 0 21600 0 0 Z N"/>
        </draw:custom-shape>
        <draw:frame draw:style-name="gr4" draw:text-style-name="P12" draw:layer="layout" svg:width="12.647cm" svg:height="14.327cm" svg:x="13.349cm" svg:y="3.916cm">
          <draw:text-box>
            <text:p text:style-name="P3"><text:span text:style-name="T3">csl_field</text:span><text:span text:style-name="T4"> f_op(15,13,opcodes);</text:span></text:p>
            <text:p text:style-name="P3"><text:span text:style-name="T4">f_op.set_type(opcode);</text:span></text:p>
            <text:p text:style-name="P11"><text:span text:style-name="T3">csl_field</text:span><text:span text:style-name="T4"> f_rega(12,10); </text:span></text:p>
            <text:p text:style-name="P11"><text:span text:style-name="T4">f_rega.set_type(address);</text:span></text:p>
            <text:p text:style-name="P11"><text:span text:style-name="T3">csl_field </text:span><text:span text:style-name="T4">f_regb(9,7); </text:span></text:p>
            <text:p text:style-name="P11"><text:span text:style-name="T4">f_regb.set_type(address);</text:span></text:p>
            <text:p text:style-name="P11"><text:span text:style-name="T3">csl_field</text:span><text:span text:style-name="T4"> f_imm(6,3); </text:span><text:span text:style-name="T4"><text:tab/></text:span></text:p>
            <text:p text:style-name="P11"><text:span text:style-name="T4">f_imm.set_type(constant);</text:span></text:p>
            <text:p text:style-name="P3"><text:span text:style-name="T3">csl_field</text:span><text:span text:style-name="T4"> unused(6, 4); </text:span></text:p>
            <text:p text:style-name="P3"><text:span text:style-name="T7">unused.set_type(unused);</text:span></text:p>
            <text:p text:style-name="P3"><text:span text:style-name="T8">csl_field </text:span><text:span text:style-name="T7">regc(2, 0); </text:span></text:p>
            <text:p text:style-name="P3"><text:span text:style-name="T4">regc.set_type(address);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4" presentation:class="page"/>
          <draw:frame presentation:style-name="pr2" draw:text-style-name="P1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5" draw:style-name="dp1" draw:master-page-name="lyt-darkblue" presentation:use-footer-name="ftr1" presentation:use-date-time-name="dtd1">
        <office:forms form:automatic-focus="false" form:apply-design-mode="false"/>
        <draw:frame presentation:style-name="pr7" draw:text-style-name="P9" draw:layer="layout" svg:width="14.164cm" svg:height="1.704cm" svg:x="1.434cm" svg:y="1.17cm">
          <draw:text-box>
            <text:list text:style-name="L2">
              <text:list-item>
                <text:list>
                  <text:list-item>
                    <text:p text:style-name="P9"><text:span text:style-name="T1">Example1: RISC 16 ISA</text:span></text:p>
                  </text:list-item>
                </text:list>
              </text:list-item>
            </text:list>
          </draw:text-box>
        </draw:frame>
        <draw:frame draw:style-name="gr5" draw:text-style-name="P15" draw:layer="layout" svg:width="14.841cm" svg:height="14.327cm" svg:x="2.461cm" svg:y="3.706cm">
          <draw:text-box>
            <text:p text:style-name="P3"><text:span text:style-name="T9">csl_isa_element</text:span><text:span text:style-name="T10"> baseformat{</text:span></text:p>
            <text:p text:style-name="P3"><text:span text:style-name="T10"><text:tab/></text:span><text:span text:style-name="T10"> <text:s/></text:span><text:span text:style-name="T10">baseformat(){</text:span></text:p>
            <text:p text:style-name="P3"><text:span text:style-name="T10"><text:s text:c="15"/></text:span><text:span text:style-name="T10">set_type(root_format);</text:span></text:p>
            <text:p text:style-name="P3"><text:span text:style-name="T10"><text:tab/></text:span><text:span text:style-name="T10"><text:tab/></text:span><text:span text:style-name="T10"> <text:s text:c="3"/></text:span><text:span text:style-name="T10">set_width(16); <text:s/>} <text:s text:c="3"/>};</text:span></text:p>
            <text:p text:style-name="P3"><text:span text:style-name="T9">csl_isa_element</text:span><text:span text:style-name="T10"> format1 : baseformat { </text:span></text:p>
            <text:p text:style-name="P3"><text:span text:style-name="T10"><text:tab/></text:span><text:span text:style-name="T10"> <text:s text:c="5"/></text:span><text:span text:style-name="T10">f_op op; <text:s text:c="7"/>f_rega rega;</text:span></text:p>
            <text:p text:style-name="P3"><text:span text:style-name="T10"><text:tab/></text:span><text:span text:style-name="T10"> <text:s text:c="5"/></text:span><text:span text:style-name="T10">f_regb regb; <text:s text:c="2"/>f_imm imm; </text:span><text:span text:style-name="T10"><text:tab/></text:span></text:p>
            <text:p text:style-name="P3"><text:span text:style-name="T10"><text:tab/></text:span><text:span text:style-name="T10"><text:tab/></text:span><text:span text:style-name="T10">format1() { </text:span></text:p>
            <text:p text:style-name="P3"><text:span text:style-name="T10"><text:s text:c="13"/></text:span><text:span text:style-name="T10">set_type(instr_format);</text:span></text:p>
            <text:p text:style-name="P3"><text:span text:style-name="T10"><text:s text:c="13"/></text:span><text:span text:style-name="T10">set_position(op,13);</text:span></text:p>
            <text:p text:style-name="P3"><text:span text:style-name="T10"><text:s text:c="13"/></text:span><text:span text:style-name="T10">set_next(op,regb);</text:span></text:p>
            <text:p text:style-name="P3"><text:span text:style-name="T10"><text:tab/></text:span><text:span text:style-name="T10"><text:tab/></text:span><text:span text:style-name="T10"> </text:span><text:span text:style-name="T10">set_next(regb, imm); <text:s/>} <text:s text:c="2"/>};</text:span></text:p>
          </draw:text-box>
        </draw:frame>
        <draw:custom-shape draw:style-name="gr3" draw:text-style-name="P13" draw:layer="layout" svg:width="15.116cm" svg:height="14.536cm" svg:x="2.166cm" svg:y="3.818cm">
          <text:p text:style-name="P3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706cm" svg:height="10.28cm" svg:x="3.647cm" svg:y="2.853cm" draw:page-number="5" presentation:class="page"/>
          <draw:frame presentation:style-name="pr2" draw:text-style-name="P1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6" draw:style-name="dp1" draw:master-page-name="lyt-darkblue" presentation:use-footer-name="ftr1" presentation:use-date-time-name="dtd1">
        <office:forms form:automatic-focus="false" form:apply-design-mode="false"/>
        <draw:frame presentation:style-name="pr7" draw:text-style-name="P9" draw:layer="layout" svg:width="14.164cm" svg:height="1.704cm" svg:x="1.434cm" svg:y="1.17cm">
          <draw:text-box>
            <text:list text:style-name="L2">
              <text:list-item>
                <text:list>
                  <text:list-item>
                    <text:p text:style-name="P9"><text:span text:style-name="T1">Example1: RISC 16 ISA</text:span></text:p>
                  </text:list-item>
                </text:list>
              </text:list-item>
            </text:list>
          </draw:text-box>
        </draw:frame>
        <draw:frame draw:style-name="gr6" draw:text-style-name="P15" draw:layer="layout" svg:width="15.847cm" svg:height="12.738cm" svg:x="1.339cm" svg:y="4.142cm">
          <draw:text-box>
            <text:p text:style-name="P3"><text:span text:style-name="T10"/></text:p>
            <text:p text:style-name="P3"><text:span text:style-name="T10"/></text:p>
          </draw:text-box>
        </draw:frame>
        <draw:custom-shape draw:style-name="gr3" draw:text-style-name="P13" draw:layer="layout" svg:width="15.373cm" svg:height="14.781cm" svg:x="1.809cm" svg:y="3.64cm">
          <text:p text:style-name="P3"/>
          <draw:enhanced-geometry svg:viewBox="0 0 21600 21600" draw:type="rectangle" draw:enhanced-path="M 0 0 L 21600 0 21600 21600 0 21600 0 0 Z N"/>
        </draw:custom-shape>
        <draw:frame draw:style-name="gr7" draw:text-style-name="P15" draw:layer="layout" svg:width="15.847cm" svg:height="15.518cm" svg:x="2.239cm" svg:y="3.472cm">
          <draw:text-box>
            <text:p text:style-name="P3"><text:span text:style-name="T10"/></text:p>
            <text:p text:style-name="P3"><text:span text:style-name="T9">csl_isa_element</text:span><text:span text:style-name="T10"> format2 : format1 {</text:span></text:p>
            <text:p text:style-name="P3"><text:span text:style-name="T10"><text:s text:c="11"/></text:span><text:span text:style-name="T10">unused unused;</text:span></text:p>
            <text:p text:style-name="P3"><text:span text:style-name="T10"><text:tab/></text:span><text:span text:style-name="T10"><text:tab/></text:span><text:span text:style-name="T10">regc regc;</text:span></text:p>
            <text:p text:style-name="P3"><text:span text:style-name="T10"><text:tab/></text:span><text:span text:style-name="T10"><text:tab/></text:span><text:span text:style-name="T10">format2() { </text:span></text:p>
            <text:p text:style-name="P3"><text:span text:style-name="T10"><text:s text:c="16"/></text:span><text:span text:style-name="T10">set_type(instr_format);</text:span></text:p>
            <text:p text:style-name="P3"><text:span text:style-name="T10"><text:tab/></text:span><text:span text:style-name="T10"><text:tab/></text:span><text:span text:style-name="T10"> <text:s text:c="3"/></text:span><text:span text:style-name="T10">set_next(imm, unused);</text:span></text:p>
            <text:p text:style-name="P3"><text:span text:style-name="T10"><text:tab/></text:span><text:span text:style-name="T10"><text:tab/></text:span><text:span text:style-name="T10"> <text:s text:c="3"/></text:span><text:span text:style-name="T10">set_next(unused, regc);</text:span><text:span text:style-name="T10"><text:tab/></text:span></text:p>
            <text:p text:style-name="P3"><text:span text:style-name="T10"><text:s text:c="10"/></text:span><text:span text:style-name="T10">}</text:span></text:p>
            <text:p text:style-name="P3"><text:span text:style-name="T10"><text:s text:c="6"/></text:span><text:span text:style-name="T10">};</text:span></text:p>
            <text:p text:style-name="P3"><text:span text:style-name="T10"/></text:p>
          </draw:text-box>
        </draw:frame>
        <presentation:notes draw:style-name="dp2">
          <draw:page-thumbnail draw:style-name="gr1" draw:layer="layout" svg:width="13.706cm" svg:height="10.28cm" svg:x="3.647cm" svg:y="2.853cm" draw:page-number="6" presentation:class="page"/>
          <draw:frame presentation:style-name="pr2" draw:text-style-name="P1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7" draw:style-name="dp1" draw:master-page-name="lyt-darkblue" presentation:use-footer-name="ftr1" presentation:use-date-time-name="dtd1">
        <office:forms form:automatic-focus="false" form:apply-design-mode="false"/>
        <draw:frame presentation:style-name="pr7" draw:text-style-name="P9" draw:layer="layout" svg:width="14.164cm" svg:height="1.704cm" svg:x="1.434cm" svg:y="1.17cm">
          <draw:text-box>
            <text:list text:style-name="L2">
              <text:list-item>
                <text:list>
                  <text:list-item>
                    <text:p text:style-name="P9"><text:span text:style-name="T1">Example1: RISC 16 ISA</text:span></text:p>
                  </text:list-item>
                </text:list>
              </text:list-item>
            </text:list>
          </draw:text-box>
        </draw:frame>
        <draw:frame draw:style-name="gr8" draw:text-style-name="P3" draw:layer="layout" svg:width="13.916cm" svg:height="15.478cm" svg:x="2.295cm" svg:y="3.875cm">
          <draw:text-box>
            <text:p text:style-name="P3"><text:span text:style-name="T9">csl_isa_element</text:span><text:span text:style-name="T10"> alu : format2 {</text:span></text:p>
            <text:p text:style-name="P3"><text:span text:style-name="T10"><text:tab/></text:span><text:span text:style-name="T10"><text:tab/></text:span><text:span text:style-name="T10">alu() { </text:span><text:span text:style-name="T10"><text:tab/></text:span><text:span text:style-name="T10">set_type(instr); </text:span></text:p>
            <text:p text:style-name="P3"><text:span text:style-name="T10"><text:s text:c="12"/></text:span><text:span text:style-name="T10">op.set_enum_item(ADD); } <text:s/>}; </text:span></text:p>
            <text:p text:style-name="P3"><text:span text:style-name="T9">csl_isa_element</text:span><text:span text:style-name="T10"> shift:format2 {</text:span><text:span text:style-name="T10"><text:tab/></text:span><text:span text:style-name="T10"><text:tab/></text:span></text:p>
            <text:p text:style-name="P3"><text:span text:style-name="T10"><text:tab/></text:span><text:span text:style-name="T10"><text:tab/></text:span><text:span text:style-name="T10">shift() { <text:s/>set_type(instr); </text:span></text:p>
            <text:p text:style-name="P3"><text:span text:style-name="T10"><text:s text:c="13"/></text:span><text:span text:style-name="T10">op.set_enum_item(SLL); } <text:s/>}; </text:span></text:p>
            <text:p text:style-name="P3"><text:span text:style-name="T9">csl_isa_element</text:span><text:span text:style-name="T10"> mem : format1 {</text:span></text:p>
            <text:p text:style-name="P3"><text:span text:style-name="T10"><text:tab/></text:span><text:span text:style-name="T10"><text:tab/></text:span><text:span text:style-name="T10">mem() { <text:s/>set_type(instr);</text:span><text:span text:style-name="T10"><text:tab/></text:span></text:p>
            <text:p text:style-name="P3"><text:span text:style-name="T10"><text:s text:c="12"/></text:span><text:span text:style-name="T10">op.set_enum_item(SW); } <text:s/>};</text:span></text:p>
            <text:p text:style-name="P3"><text:span text:style-name="T9">csl_isa_element</text:span><text:span text:style-name="T10"> branch : format1 { </text:span></text:p>
            <text:p text:style-name="P3"><text:span text:style-name="T10"><text:tab/></text:span><text:span text:style-name="T10"><text:tab/></text:span><text:span text:style-name="T10">branch() {</text:span><text:span text:style-name="T10"><text:tab/></text:span><text:span text:style-name="T10"> <text:s/>set_type(instr);</text:span></text:p>
            <text:p text:style-name="P3"><text:span text:style-name="T10"><text:s text:c="12"/></text:span><text:span text:style-name="T10">op.set_enum_item(BNE); } <text:s/>}; </text:span></text:p>
            <text:p text:style-name="P3"><text:span text:style-name="T11"/></text:p>
          </draw:text-box>
        </draw:frame>
        <draw:custom-shape draw:style-name="gr3" draw:text-style-name="P13" draw:layer="layout" svg:width="14.311cm" svg:height="14.412cm" svg:x="2.167cm" svg:y="3.942cm">
          <text:p text:style-name="P3"/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1" draw:layer="layout" svg:width="13.706cm" svg:height="10.28cm" svg:x="3.647cm" svg:y="2.853cm" draw:page-number="7" presentation:class="page"/>
          <draw:frame presentation:style-name="pr2" draw:text-style-name="P1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8" draw:style-name="dp1" draw:master-page-name="lyt-darkblue" presentation:use-footer-name="ftr1" presentation:use-date-time-name="dtd1">
        <office:forms form:automatic-focus="false" form:apply-design-mode="false"/>
        <draw:frame presentation:style-name="pr1" draw:text-style-name="P16" draw:layer="layout" svg:width="23.912cm" svg:height="7.656cm" svg:x="2.5cm" svg:y="5.87cm" presentation:class="title" presentation:user-transformed="true">
          <draw:text-box>
            <text:p text:style-name="P1"><text:span text:style-name="T12">Sun Open Sparc SETHI and Branches Instruction Formats EXAMPLE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8" presentation:class="page"/>
          <draw:frame presentation:style-name="pr8" draw:text-style-name="P7" draw:layer="layout" svg:width="14.518cm" svg:height="11.411cm" svg:x="3.249cm" svg:y="14.13cm" presentation:class="notes" presentation:placeholder="true">
            <draw:text-box/>
          </draw:frame>
        </presentation:notes>
      </draw:page>
      <draw:page draw:name="page9" draw:style-name="dp1" draw:master-page-name="lyt-darkblue" presentation:presentation-page-layout-name="AL2T19" presentation:use-footer-name="ftr1" presentation:use-date-time-name="dtd1">
        <office:forms form:automatic-focus="false" form:apply-design-mode="false"/>
        <draw:rect draw:style-name="gr9" draw:text-style-name="P17" draw:id="id6" draw:layer="layout" svg:width="22.86cm" svg:height="2.54cm" svg:x="3.175cm" svg:y="6.985cm">
          <text:p text:style-name="P3"/>
        </draw:rect>
        <draw:rect draw:style-name="gr10" draw:text-style-name="P13" draw:id="id23" draw:layer="layout" svg:width="22.86cm" svg:height="2.54cm" svg:x="3.175cm" svg:y="13.335cm">
          <text:p text:style-name="P3"/>
        </draw:rect>
        <draw:frame draw:style-name="gr11" draw:text-style-name="P18" draw:id="id5" draw:layer="layout" svg:width="3.487cm" svg:height="1.322cm" svg:x="3.1cm" svg:y="5.362cm">
          <draw:text-box>
            <text:p text:style-name="P3"><text:span text:style-name="T13">Format 1</text:span></text:p>
          </draw:text-box>
        </draw:frame>
        <draw:frame draw:style-name="gr11" draw:text-style-name="P18" draw:id="id22" draw:layer="layout" svg:width="3.487cm" svg:height="2.393cm" svg:x="3.1cm" svg:y="11.614cm">
          <draw:text-box>
            <text:p text:style-name="P3"><text:span text:style-name="T13">Format 2</text:span></text:p>
            <text:p text:style-name="P3"><text:span text:style-name="T13"/></text:p>
          </draw:text-box>
        </draw:frame>
        <draw:polyline draw:style-name="gr12" draw:text-style-name="P13" draw:id="id7" draw:layer="layout" svg:width="0cm" svg:height="2.539cm" svg:x="5.715cm" svg:y="6.985cm" svg:viewBox="0 0 0 2540" draw:points="0,0 0,2540">
          <text:p text:style-name="P3"/>
        </draw:polyline>
        <draw:polyline draw:style-name="gr12" draw:text-style-name="P13" draw:id="id24" draw:layer="layout" svg:width="0cm" svg:height="2.539cm" svg:x="5.715cm" svg:y="13.335cm" svg:viewBox="0 0 0 2540" draw:points="0,0 0,2540">
          <text:p text:style-name="P3"/>
        </draw:polyline>
        <draw:polyline draw:style-name="gr12" draw:text-style-name="P13" draw:id="id8" draw:layer="layout" svg:width="0cm" svg:height="2.539cm" svg:x="10.795cm" svg:y="6.985cm" svg:viewBox="0 0 0 2540" draw:points="0,0 0,2540">
          <text:p text:style-name="P3"/>
        </draw:polyline>
        <draw:polyline draw:style-name="gr12" draw:text-style-name="P13" draw:id="id25" draw:layer="layout" svg:width="0cm" svg:height="2.539cm" svg:x="10.795cm" svg:y="13.335cm" svg:viewBox="0 0 0 2540" draw:points="0,0 0,2540">
          <text:p text:style-name="P3"/>
        </draw:polyline>
        <draw:polyline draw:style-name="gr12" draw:text-style-name="P13" draw:id="id9" draw:layer="layout" svg:width="0cm" svg:height="2.539cm" svg:x="14.605cm" svg:y="6.985cm" svg:viewBox="0 0 0 2540" draw:points="0,0 0,2540">
          <text:p text:style-name="P3"/>
        </draw:polyline>
        <draw:polyline draw:style-name="gr12" draw:text-style-name="P13" draw:id="id26" draw:layer="layout" svg:width="0cm" svg:height="2.539cm" svg:x="14.605cm" svg:y="13.335cm" svg:viewBox="0 0 0 2540" draw:points="0,0 0,2540">
          <text:p text:style-name="P3"/>
        </draw:polyline>
        <draw:frame draw:style-name="gr13" draw:text-style-name="P19" draw:id="id10" draw:layer="layout" svg:width="1.556cm" svg:height="1.195cm" svg:x="3.81cm" svg:y="7.904cm">
          <draw:text-box>
            <text:p text:style-name="P3"><text:span text:style-name="T14">op1</text:span></text:p>
          </draw:text-box>
        </draw:frame>
        <draw:frame draw:style-name="gr13" draw:text-style-name="P20" draw:id="id27" draw:layer="layout" svg:width="1.556cm" svg:height="1.195cm" svg:x="3.81cm" svg:y="14.254cm">
          <draw:text-box>
            <text:p text:style-name="P3"><text:span text:style-name="T15">op1</text:span></text:p>
          </draw:text-box>
        </draw:frame>
        <draw:frame draw:style-name="gr13" draw:text-style-name="P19" draw:id="id11" draw:layer="layout" svg:width="1.598cm" svg:height="1.195cm" svg:x="6.985cm" svg:y="7.904cm">
          <draw:text-box>
            <text:p text:style-name="P3"><text:span text:style-name="T14"><text:s text:c="3"/></text:span><text:span text:style-name="T14">rd</text:span></text:p>
          </draw:text-box>
        </draw:frame>
        <draw:frame draw:style-name="gr13" draw:text-style-name="P19" draw:id="id12" draw:layer="layout" svg:width="1.556cm" svg:height="1.195cm" svg:x="12.065cm" svg:y="7.904cm">
          <draw:text-box>
            <text:p text:style-name="P3"><text:span text:style-name="T14">op2</text:span></text:p>
          </draw:text-box>
        </draw:frame>
        <draw:frame draw:style-name="gr13" draw:text-style-name="P19" draw:id="id13" draw:layer="layout" svg:width="2.403cm" svg:height="1.195cm" svg:x="19.05cm" svg:y="7.904cm">
          <draw:text-box>
            <text:p text:style-name="P3"><text:span text:style-name="T14">imm22</text:span></text:p>
          </draw:text-box>
        </draw:frame>
        <draw:frame draw:style-name="gr13" draw:text-style-name="P20" draw:id="id28" draw:layer="layout" svg:width="1.556cm" svg:height="1.195cm" svg:x="12.065cm" svg:y="14.254cm">
          <draw:text-box>
            <text:p text:style-name="P3"><text:span text:style-name="T15">op2</text:span></text:p>
          </draw:text-box>
        </draw:frame>
        <draw:polyline draw:style-name="gr12" draw:text-style-name="P13" draw:id="id29" draw:layer="layout" svg:width="0cm" svg:height="2.539cm" svg:x="6.985cm" svg:y="13.335cm" svg:viewBox="0 0 0 2540" draw:points="0,0 0,2540">
          <text:p text:style-name="P3"/>
        </draw:polyline>
        <draw:frame draw:style-name="gr13" draw:text-style-name="P20" draw:id="id30" draw:layer="layout" svg:width="0.853cm" svg:height="1.195cm" svg:x="6.078cm" svg:y="14.254cm">
          <draw:text-box>
            <text:p text:style-name="P3"><text:span text:style-name="T15">a</text:span></text:p>
          </draw:text-box>
        </draw:frame>
        <draw:frame draw:style-name="gr13" draw:text-style-name="P20" draw:id="id31" draw:layer="layout" svg:width="1.874cm" svg:height="1.195cm" svg:x="8.255cm" svg:y="14.254cm">
          <draw:text-box>
            <text:p text:style-name="P3"><text:span text:style-name="T15">cond</text:span></text:p>
          </draw:text-box>
        </draw:frame>
        <draw:frame draw:style-name="gr14" draw:text-style-name="P3" draw:id="id32" draw:layer="layout" svg:width="0.001cm" svg:height="1.424cm" svg:x="12.7cm" svg:y="15.875cm">
          <draw:text-box>
            <text:p text:style-name="P3"/>
          </draw:text-box>
        </draw:frame>
        <draw:polyline draw:style-name="gr12" draw:text-style-name="P13" draw:id="id33" draw:layer="layout" svg:width="0cm" svg:height="2.539cm" svg:x="15.875cm" svg:y="13.335cm" svg:viewBox="0 0 0 2540" draw:points="0,0 0,2540">
          <text:p text:style-name="P3"/>
        </draw:polyline>
        <draw:polyline draw:style-name="gr12" draw:text-style-name="P13" draw:id="id34" draw:layer="layout" svg:width="0cm" svg:height="2.539cm" svg:x="17.145cm" svg:y="13.335cm" svg:viewBox="0 0 0 2540" draw:points="0,0 0,2540">
          <text:p text:style-name="P3"/>
        </draw:polyline>
        <draw:polyline draw:style-name="gr12" draw:text-style-name="P13" draw:id="id35" draw:layer="layout" svg:width="0cm" svg:height="2.539cm" svg:x="18.415cm" svg:y="13.335cm" svg:viewBox="0 0 0 2540" draw:points="0,0 0,2540">
          <text:p text:style-name="P3"/>
        </draw:polyline>
        <draw:frame draw:style-name="gr13" draw:text-style-name="P20" draw:id="id36" draw:layer="layout" svg:width="0.853cm" svg:height="1.195cm" svg:x="14.968cm" svg:y="14.254cm">
          <draw:text-box>
            <text:p text:style-name="P3"><text:span text:style-name="T15">p</text:span></text:p>
          </draw:text-box>
        </draw:frame>
        <draw:frame draw:style-name="gr13" draw:text-style-name="P20" draw:id="id37" draw:layer="layout" svg:width="1.171cm" svg:height="1.195cm" svg:x="15.893cm" svg:y="14.254cm">
          <draw:text-box>
            <text:p text:style-name="P3"><text:span text:style-name="T15">c0</text:span></text:p>
          </draw:text-box>
        </draw:frame>
        <draw:frame draw:style-name="gr13" draw:text-style-name="P20" draw:id="id38" draw:layer="layout" svg:width="1.171cm" svg:height="1.195cm" svg:x="17.163cm" svg:y="14.254cm">
          <draw:text-box>
            <text:p text:style-name="P3"><text:span text:style-name="T15">c1</text:span></text:p>
          </draw:text-box>
        </draw:frame>
        <draw:frame draw:style-name="gr13" draw:text-style-name="P20" draw:id="id39" draw:layer="layout" svg:width="2.365cm" svg:height="1.195cm" svg:x="20.863cm" svg:y="14.254cm">
          <draw:text-box>
            <text:p text:style-name="P3"><text:span text:style-name="T15">disp19</text:span></text:p>
          </draw:text-box>
        </draw:frame>
        <draw:frame draw:style-name="gr15" draw:text-style-name="P21" draw:id="id14" draw:layer="layout" svg:width="1.27cm" svg:height="1.725cm" svg:x="2.54cm" svg:y="9.525cm">
          <draw:text-box>
            <text:p text:style-name="P3"><text:span text:style-name="T16">31</text:span></text:p>
            <text:p text:style-name="P3"><text:span text:style-name="T16"/></text:p>
          </draw:text-box>
        </draw:frame>
        <draw:frame draw:style-name="gr16" draw:text-style-name="P22" draw:id="id15" draw:layer="layout" svg:width="1.905cm" svg:height="1.621cm" svg:x="4.445cm" svg:y="9.525cm">
          <draw:text-box>
            <text:p text:style-name="P3"><text:span text:style-name="T16"><text:s text:c="2"/></text:span><text:span text:style-name="T16">30</text:span></text:p>
          </draw:text-box>
        </draw:frame>
        <draw:frame draw:style-name="gr15" draw:text-style-name="P22" draw:id="id16" draw:layer="layout" svg:width="1.905cm" svg:height="1.725cm" svg:x="5.715cm" svg:y="9.525cm">
          <draw:text-box>
            <text:p text:style-name="P3"><text:span text:style-name="T16">29</text:span></text:p>
            <text:p text:style-name="P3"><text:span text:style-name="T16"/></text:p>
          </draw:text-box>
        </draw:frame>
        <draw:frame draw:style-name="gr17" draw:text-style-name="P21" draw:id="id17" draw:layer="layout" svg:width="1.044cm" svg:height="1.27cm" svg:x="10.795cm" svg:y="9.525cm">
          <draw:text-box>
            <text:p text:style-name="P3"><text:span text:style-name="T16">24</text:span></text:p>
          </draw:text-box>
        </draw:frame>
        <draw:frame draw:style-name="gr18" draw:text-style-name="P21" draw:id="id18" draw:layer="layout" svg:width="1.772cm" svg:height="1.27cm" svg:x="13.335cm" svg:y="9.525cm">
          <draw:text-box>
            <text:p text:style-name="P3"><text:span text:style-name="T16"><text:s text:c="2"/></text:span><text:span text:style-name="T16">22</text:span></text:p>
          </draw:text-box>
        </draw:frame>
        <draw:frame draw:style-name="gr19" draw:text-style-name="P21" draw:id="id19" draw:layer="layout" svg:width="1.667cm" svg:height="1.27cm" svg:x="14.605cm" svg:y="9.525cm">
          <draw:text-box>
            <text:p text:style-name="P3"><text:span text:style-name="T16">21</text:span></text:p>
          </draw:text-box>
        </draw:frame>
        <draw:frame draw:style-name="gr13" draw:text-style-name="P21" draw:id="id20" draw:layer="layout" svg:width="0.773cm" svg:height="0.988cm" svg:x="25.4cm" svg:y="9.525cm">
          <draw:text-box>
            <text:p text:style-name="P3"><text:span text:style-name="T16">0</text:span></text:p>
          </draw:text-box>
        </draw:frame>
        <draw:frame draw:style-name="gr20" draw:text-style-name="P21" draw:id="id40" draw:layer="layout" svg:width="1.741cm" svg:height="0.988cm" svg:x="2.54cm" svg:y="15.875cm">
          <draw:text-box>
            <text:p text:style-name="P3"><text:span text:style-name="T16">31</text:span></text:p>
          </draw:text-box>
        </draw:frame>
        <draw:frame draw:style-name="gr20" draw:text-style-name="P21" draw:id="id41" draw:layer="layout" svg:width="1.752cm" svg:height="0.988cm" svg:x="4.598cm" svg:y="15.875cm">
          <draw:text-box>
            <text:p text:style-name="P3"><text:span text:style-name="T16">30</text:span></text:p>
          </draw:text-box>
        </draw:frame>
        <draw:frame draw:style-name="gr20" draw:text-style-name="P21" draw:id="id42" draw:layer="layout" svg:width="1.27cm" svg:height="0.988cm" svg:x="5.715cm" svg:y="15.875cm">
          <draw:text-box>
            <text:p text:style-name="P3"><text:span text:style-name="T16">29</text:span></text:p>
          </draw:text-box>
        </draw:frame>
        <draw:frame draw:style-name="gr20" draw:text-style-name="P21" draw:id="id43" draw:layer="layout" svg:width="1.905cm" svg:height="0.988cm" svg:x="6.35cm" svg:y="15.875cm">
          <draw:text-box>
            <text:p text:style-name="P3"><text:span text:style-name="T16"><text:s text:c="3"/></text:span><text:span text:style-name="T16">28 </text:span></text:p>
          </draw:text-box>
        </draw:frame>
        <draw:frame draw:style-name="gr20" draw:text-style-name="P21" draw:id="id44" draw:layer="layout" svg:width="1.738cm" svg:height="0.988cm" svg:x="9.543cm" svg:y="15.875cm">
          <draw:text-box>
            <text:p text:style-name="P3"><text:span text:style-name="T16"><text:s/></text:span><text:span text:style-name="T16">25 <text:s/></text:span></text:p>
          </draw:text-box>
        </draw:frame>
        <draw:frame draw:style-name="gr20" draw:text-style-name="P21" draw:id="id45" draw:layer="layout" svg:width="1.383cm" svg:height="0.988cm" svg:x="10.795cm" svg:y="15.875cm">
          <draw:text-box>
            <text:p text:style-name="P3"><text:span text:style-name="T16">24 </text:span></text:p>
          </draw:text-box>
        </draw:frame>
        <draw:frame draw:style-name="gr20" draw:text-style-name="P21" draw:id="id46" draw:layer="layout" svg:width="1.56cm" svg:height="0.988cm" svg:x="13.503cm" svg:y="15.875cm">
          <draw:text-box>
            <text:p text:style-name="P3"><text:span text:style-name="T16">22 <text:s/></text:span></text:p>
          </draw:text-box>
        </draw:frame>
        <draw:frame draw:style-name="gr20" draw:text-style-name="P21" draw:id="id47" draw:layer="layout" svg:width="1.383cm" svg:height="0.988cm" svg:x="14.608cm" svg:y="15.875cm">
          <draw:text-box>
            <text:p text:style-name="P3"><text:span text:style-name="T16">21 </text:span></text:p>
          </draw:text-box>
        </draw:frame>
        <draw:frame draw:style-name="gr20" draw:text-style-name="P21" draw:id="id48" draw:layer="layout" svg:width="1.383cm" svg:height="0.988cm" svg:x="15.893cm" svg:y="15.875cm">
          <draw:text-box>
            <text:p text:style-name="P3"><text:span text:style-name="T16">20 </text:span></text:p>
          </draw:text-box>
        </draw:frame>
        <draw:frame draw:style-name="gr20" draw:text-style-name="P21" draw:id="id49" draw:layer="layout" svg:width="1.383cm" svg:height="0.988cm" svg:x="17.145cm" svg:y="15.875cm">
          <draw:text-box>
            <text:p text:style-name="P3"><text:span text:style-name="T16">19 </text:span></text:p>
          </draw:text-box>
        </draw:frame>
        <draw:frame draw:style-name="gr20" draw:text-style-name="P21" draw:id="id50" draw:layer="layout" svg:width="1.383cm" svg:height="0.988cm" svg:x="18.415cm" svg:y="15.875cm">
          <draw:text-box>
            <text:p text:style-name="P3"><text:span text:style-name="T16">18 </text:span></text:p>
          </draw:text-box>
        </draw:frame>
        <draw:frame draw:style-name="gr20" draw:text-style-name="P21" draw:id="id51" draw:layer="layout" svg:width="0.853cm" svg:height="0.988cm" svg:x="25.348cm" svg:y="15.875cm">
          <draw:text-box>
            <text:p text:style-name="P3"><text:span text:style-name="T16">0</text:span></text:p>
          </draw:text-box>
        </draw:frame>
        <draw:frame draw:style-name="gr13" draw:text-style-name="P21" draw:id="id21" draw:layer="layout" svg:width="1.044cm" svg:height="0.988cm" svg:x="9.666cm" svg:y="9.525cm">
          <draw:text-box>
            <text:p text:style-name="P3"><text:span text:style-name="T16">25</text:span></text:p>
          </draw:text-box>
        </draw:frame>
        <draw:frame presentation:style-name="pr4" draw:text-style-name="P3" draw:layer="layout" svg:width="23.912cm" svg:height="3.008cm" svg:x="2cm" svg:y="0.7cm" presentation:class="title">
          <draw:text-box>
            <text:p text:style-name="P3">ISA Formats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2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3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1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8cm" svg:x="3.647cm" svg:y="2.853cm" draw:page-number="9" presentation:class="page"/>
          <draw:frame presentation:style-name="pr2" draw:text-style-name="P1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0" draw:style-name="dp1" draw:master-page-name="lyt-darkblue" presentation:presentation-page-layout-name="AL2T19" presentation:use-footer-name="ftr1" presentation:use-date-time-name="dtd1">
        <office:forms form:automatic-focus="false" form:apply-design-mode="false"/>
        <draw:frame presentation:style-name="pr9" draw:text-style-name="P23" draw:layer="layout" svg:width="12.392cm" svg:height="15.265cm" svg:x="2.916cm" svg:y="3.318cm">
          <draw:text-box>
            <text:p text:style-name="P23"><text:span text:style-name="T17">// defining opcodes using</text:span></text:p>
            <text:p text:style-name="P23"><text:span text:style-name="T17">//enums</text:span></text:p>
            <text:p text:style-name="P23"><text:span text:style-name="T17"/></text:p>
            <text:p text:style-name="P23"><text:span text:style-name="T18">csl_enum</text:span><text:span text:style-name="T19"> opcodes {</text:span></text:p>
            <text:p text:style-name="P23"><text:span text:style-name="T19"><text:tab/></text:span><text:span text:style-name="T19"><text:tab/></text:span><text:span text:style-name="T19">BR = 0,</text:span></text:p>
            <text:p text:id="id52" text:style-name="P23"><text:span text:style-name="T19"><text:tab/></text:span><text:span text:style-name="T19"><text:tab/></text:span><text:span text:style-name="T19">CALL = 1</text:span></text:p>
            <text:p text:id="id53" text:style-name="P23"><text:span text:style-name="T19"><text:tab/></text:span><text:span text:style-name="T19"><text:tab/></text:span><text:span text:style-name="T19">};</text:span></text:p>
            <text:p text:id="id54" text:style-name="P23"><text:span text:style-name="T18">csl_enum</text:span><text:span text:style-name="T19"> opcodes2 {</text:span></text:p>
            <text:p text:id="id55" text:style-name="P23"><text:span text:style-name="T19"><text:tab/></text:span><text:span text:style-name="T19"><text:tab/></text:span><text:span text:style-name="T19">A0 = 0,</text:span></text:p>
            <text:p text:style-name="P23"><text:span text:style-name="T19"><text:tab/></text:span><text:span text:style-name="T19"><text:tab/></text:span><text:span text:style-name="T19">A1 = 1</text:span></text:p>
            <text:p text:style-name="P23"><text:span text:style-name="T19"><text:tab/></text:span><text:span text:style-name="T19"><text:tab/></text:span><text:span text:style-name="T19">};</text:span></text:p>
          </draw:text-box>
        </draw:frame>
        <draw:custom-shape draw:style-name="gr21" draw:text-style-name="P25" draw:layer="layout" svg:width="7.938cm" svg:height="3.968cm" svg:x="16.933cm" svg:y="8.27cm">
          <text:p text:style-name="P24"><text:span text:style-name="T20">BR = 0</text:span></text:p>
          <text:p text:style-name="P24"><text:span text:style-name="T21"/></text:p>
          <text:p text:style-name="P24"><text:span text:style-name="T20">CALL=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1" draw:text-style-name="P25" draw:layer="layout" svg:width="7.938cm" svg:height="3.968cm" svg:x="17.117cm" svg:y="13.19cm">
          <text:p text:style-name="P24"><text:span text:style-name="T20"><text:s text:c="3"/></text:span><text:span text:style-name="T20">A0 = 0</text:span></text:p>
          <text:p text:style-name="P24"><text:span text:style-name="T21"/></text:p>
          <text:p text:style-name="P24"><text:span text:style-name="T20"><text:s text:c="3"/></text:span><text:span text:style-name="T20">A1 = 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presentation:style-name="pr4" draw:text-style-name="P3" draw:layer="layout" svg:width="23.912cm" svg:height="3.008cm" svg:x="2cm" svg:y="0.7cm" presentation:class="title">
          <draw:text-box>
            <text:p text:style-name="P3">Example CSL code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2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5" anim:sub-item="text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8cm" svg:x="3.647cm" svg:y="2.853cm" draw:page-number="10" presentation:class="page"/>
          <draw:frame presentation:style-name="pr2" draw:text-style-name="P1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1" draw:style-name="dp1" draw:master-page-name="lyt-darkblue" presentation:presentation-page-layout-name="AL2T19" presentation:use-footer-name="ftr1" presentation:use-date-time-name="dtd1">
        <office:forms form:automatic-focus="false" form:apply-design-mode="false"/>
        <draw:frame presentation:style-name="pr10" draw:text-style-name="P26" draw:layer="layout" svg:width="22.185cm" svg:height="15.607cm" svg:x="2.337cm" svg:y="3.482cm">
          <draw:text-box>
            <text:p text:style-name="P24"><text:span text:style-name="T22">csl_enum </text:span><text:span text:style-name="T23">cond {</text:span><text:span text:style-name="T23"><text:tab/></text:span><text:span text:style-name="T23"><text:tab/></text:span></text:p>
            <text:p text:style-name="P24"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BPA = 8, <text:s text:c="3"/>BPN = 0,</text:span></text:p>
            <text:p text:style-name="P24"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BPNE = 9,</text:span><text:span text:style-name="T23"><text:tab/></text:span><text:span text:style-name="T23"> BPE = 1,</text:span></text:p>
            <text:p text:style-name="P24"><text:span text:style-name="T23"><text:tab/></text:span><text:span text:style-name="T23"><text:tab/></text:span><text:span text:style-name="T23"><text:tab/></text:span><text:span text:style-name="T23"><text:tab/></text:span><text:span text:style-name="T23"><text:tab/></text:span><text:span text:style-name="T23">BPG = 10 <text:s/>};</text:span></text:p>
            <text:p text:style-name="P24"><text:span text:style-name="T22">csl_unit</text:span><text:span text:style-name="T23"> decoder { <text:s/>decoder () <text:s/>{} <text:s/></text:span><text:span text:style-name="T23"><text:tab/></text:span><text:span text:style-name="T23">};</text:span></text:p>
            <text:p text:style-name="P24"><text:span text:style-name="T24">csl_isa_field</text:span><text:span text:style-name="T25"> op(30,31,opcodes);</text:span></text:p>
            <text:p text:style-name="P24"><text:span text:style-name="T25">op.set_type(opcode);</text:span></text:p>
            <text:p text:style-name="P24"><text:span text:style-name="T24">csl_isa_field</text:span><text:span text:style-name="T25"> rd_f1(25,29);</text:span></text:p>
            <text:p text:style-name="P24"><text:span text:style-name="T25">rd_f1.set_type(address);</text:span></text:p>
            <text:p text:style-name="P24"><text:span text:style-name="T24">csl_isa_field</text:span><text:span text:style-name="T25"> op2(22,24,opcodes2);</text:span></text:p>
            <text:p text:style-name="P24"><text:span text:style-name="T25">op2.set_type(subopcode);</text:span></text:p>
            <text:p text:style-name="P24"><text:span text:style-name="T24">csl_isa_field</text:span><text:span text:style-name="T25"> imm2(0,21);</text:span></text:p>
            <text:p text:style-name="P24"><text:span text:style-name="T25">imm2.set_type(constant);</text:span></text:p>
            <text:p text:style-name="P24"><text:span text:style-name="T23"/></text:p>
          </draw:text-box>
        </draw:frame>
        <draw:custom-shape draw:style-name="gr21" draw:text-style-name="P27" draw:layer="layout" svg:width="7.938cm" svg:height="5.861cm" svg:x="16.933cm" svg:y="6.531cm">
          <text:p text:style-name="P1"><text:span text:style-name="T26">BPA = 8</text:span></text:p>
          <text:p text:style-name="P1"><text:span text:style-name="T26">BPN = 0</text:span></text:p>
          <text:p text:style-name="P1"><text:span text:style-name="T26">BPNE = 9</text:span><text:span text:style-name="T26"><text:tab/></text:span></text:p>
          <text:p text:style-name="P1"><text:span text:style-name="T26">BPE = 1</text:span></text:p>
          <text:p text:style-name="P1"><text:span text:style-name="T26">BPG = 10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frame presentation:style-name="pr4" draw:text-style-name="P3" draw:layer="layout" svg:width="23.912cm" svg:height="3.008cm" svg:x="2cm" svg:y="0.7cm" presentation:class="title">
          <draw:text-box>
            <text:p text:style-name="P3">Example CSL code</text:p>
          </draw:text-box>
        </draw:frame>
        <presentation:notes draw:style-name="dp2">
          <draw:page-thumbnail draw:style-name="gr1" draw:layer="layout" svg:width="13.706cm" svg:height="10.28cm" svg:x="3.647cm" svg:y="2.853cm" draw:page-number="11" presentation:class="page"/>
          <draw:frame presentation:style-name="pr2" draw:text-style-name="P1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2" draw:style-name="dp1" draw:master-page-name="lyt-darkblue" presentation:use-footer-name="ftr1" presentation:use-date-time-name="dtd1">
        <office:forms form:automatic-focus="false" form:apply-design-mode="false"/>
        <draw:frame draw:style-name="gr22" draw:text-style-name="P25" draw:layer="layout" svg:width="19.685cm" svg:height="8.819cm" svg:x="3.642cm" svg:y="3.369cm">
          <draw:text-box>
            <text:p text:style-name="P24"><text:span text:style-name="T27">csl_isa_element</text:span><text:span text:style-name="T28"> baseformat {</text:span><text:span text:style-name="T28"><text:tab/></text:span></text:p>
            <text:p text:id="id63" text:style-name="P24"><text:span text:style-name="T28"><text:s text:c="5"/></text:span><text:span text:style-name="T28">baseformat() { </text:span></text:p>
            <text:p text:id="id64" text:style-name="P24"><text:span text:style-name="T28"><text:s text:c="23"/></text:span><text:span text:style-name="T28">set_type(root_format);</text:span></text:p>
            <text:p text:id="id65" text:style-name="P24"><text:span text:style-name="T28"><text:tab/></text:span><text:span text:style-name="T28"><text:tab/></text:span><text:span text:style-name="T28"><text:tab/></text:span><text:span text:style-name="T28"> <text:s text:c="3"/></text:span><text:span text:style-name="T28">set_width(32); <text:s/></text:span><text:span text:style-name="T28"><text:tab/></text:span><text:span text:style-name="T28">} <text:s text:c="3"/>};</text:span></text:p>
            <text:p text:style-name="P24"><text:span text:style-name="T27">csl_isa_element </text:span><text:span text:style-name="T28">format1:baseformat{</text:span></text:p>
            <text:p text:style-name="P24"><text:span text:style-name="T28"><text:s text:c="4"/></text:span><text:span text:style-name="T28">op op; <text:s text:c="2"/>rd_f1 rd_f1;</text:span></text:p>
            <text:p text:style-name="P24"><text:span text:style-name="T28"><text:s text:c="4"/></text:span><text:span text:style-name="T28">op2 op2; <text:s/>imm2 imm2;</text:span></text:p>
            <text:p text:style-name="P24"><text:span text:style-name="T28"><text:s text:c="4"/></text:span><text:span text:style-name="T28">format1 () <text:s/>{ <text:s/>set_type(instr_format); <text:s/>} <text:s text:c="2"/>};</text:span></text:p>
          </draw:text-box>
        </draw:frame>
        <draw:frame draw:style-name="gr23" draw:text-style-name="P28" draw:id="id56" draw:layer="layout" svg:width="1.383cm" svg:height="1.195cm" svg:x="1.899cm" svg:y="17.403cm">
          <draw:text-box>
            <text:p text:style-name="P3"><text:span text:style-name="T29">31 </text:span></text:p>
          </draw:text-box>
        </draw:frame>
        <draw:frame draw:style-name="gr23" draw:text-style-name="P28" draw:id="id57" draw:layer="layout" svg:width="1.383cm" svg:height="1.195cm" svg:x="4.022cm" svg:y="17.403cm">
          <draw:text-box>
            <text:p text:style-name="P3"><text:span text:style-name="T29">30 </text:span></text:p>
          </draw:text-box>
        </draw:frame>
        <draw:frame draw:style-name="gr23" draw:text-style-name="P28" draw:id="id58" draw:layer="layout" svg:width="1.383cm" svg:height="1.195cm" svg:x="4.994cm" svg:y="17.403cm">
          <draw:text-box>
            <text:p text:style-name="P3"><text:span text:style-name="T29">29 </text:span></text:p>
          </draw:text-box>
        </draw:frame>
        <draw:frame draw:style-name="gr23" draw:text-style-name="P28" draw:id="id59" draw:layer="layout" svg:width="1.383cm" svg:height="1.195cm" svg:x="8.842cm" svg:y="17.447cm">
          <draw:text-box>
            <text:p text:style-name="P3"><text:span text:style-name="T29">25 </text:span></text:p>
          </draw:text-box>
        </draw:frame>
        <draw:frame draw:style-name="gr23" draw:text-style-name="P28" draw:id="id61" draw:layer="layout" svg:width="1.383cm" svg:height="1.195cm" svg:x="10.074cm" svg:y="17.447cm">
          <draw:text-box>
            <text:p text:style-name="P3"><text:span text:style-name="T29">24 </text:span></text:p>
          </draw:text-box>
        </draw:frame>
        <draw:frame draw:style-name="gr23" draw:text-style-name="P28" draw:id="id62" draw:layer="layout" svg:width="1.383cm" svg:height="1.195cm" svg:x="12.587cm" svg:y="17.403cm">
          <draw:text-box>
            <text:p text:style-name="P3"><text:span text:style-name="T29">22 </text:span></text:p>
          </draw:text-box>
        </draw:frame>
        <draw:frame draw:style-name="gr23" draw:text-style-name="P28" draw:id="id66" draw:layer="layout" svg:width="1.205cm" svg:height="1.195cm" svg:x="13.884cm" svg:y="17.403cm">
          <draw:text-box>
            <text:p text:style-name="P3"><text:span text:style-name="T29">21</text:span></text:p>
          </draw:text-box>
        </draw:frame>
        <draw:frame draw:style-name="gr23" draw:text-style-name="P28" draw:id="id67" draw:layer="layout" svg:width="0.853cm" svg:height="1.195cm" svg:x="25.182cm" svg:y="17.403cm">
          <draw:text-box>
            <text:p text:style-name="P3"><text:span text:style-name="T29">0</text:span></text:p>
          </draw:text-box>
        </draw:frame>
        <draw:rect draw:style-name="gr24" draw:text-style-name="P30" draw:id="id2" draw:layer="layout" svg:width="2.54cm" svg:height="1.905cm" svg:x="2.454cm" svg:y="15.498cm">
          <text:p text:style-name="P29"><text:span text:style-name="T30">Op1</text:span></text:p>
        </draw:rect>
        <draw:rect draw:style-name="gr24" draw:text-style-name="P30" draw:id="id60" draw:layer="layout" svg:width="5.08cm" svg:height="1.905cm" svg:x="4.994cm" svg:y="15.498cm">
          <text:p text:style-name="P29"><text:span text:style-name="T30">rd</text:span></text:p>
        </draw:rect>
        <draw:rect draw:style-name="gr24" draw:text-style-name="P30" draw:id="id4" draw:layer="layout" svg:width="3.81cm" svg:height="1.905cm" svg:x="10.074cm" svg:y="15.498cm">
          <text:p text:style-name="P29"><text:span text:style-name="T30">Op2</text:span></text:p>
        </draw:rect>
        <draw:rect draw:style-name="gr24" draw:text-style-name="P30" draw:id="id68" draw:layer="layout" svg:width="12.065cm" svg:height="1.905cm" svg:x="13.884cm" svg:y="15.498cm">
          <text:p text:style-name="P29"><text:span text:style-name="T30">imm22</text:span></text:p>
        </draw:rect>
        <draw:custom-shape draw:style-name="gr25" draw:text-style-name="P31" draw:id="id3" draw:layer="layout" svg:width="3.722cm" svg:height="2.471cm" svg:x="12.492cm" svg:y="12.238cm">
          <text:p text:style-name="P1"><text:span text:style-name="T31">BR = 0</text:span></text:p>
          <text:p text:style-name="P1"><text:span text:style-name="T31">CALL=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ustom-shape draw:style-name="gr26" draw:text-style-name="P32" draw:id="id1" draw:layer="layout" svg:width="3.722cm" svg:height="2.471cm" svg:x="4.498cm" svg:y="12.041cm">
          <text:p text:style-name="P1"><text:span text:style-name="T31">A0 = 0</text:span></text:p>
          <text:p text:style-name="P1"><text:span text:style-name="T31">A1 = 1</text:span></text:p>
          <draw:enhanced-geometry svg:viewBox="0 0 21600 21600" draw:glue-points="10800 0 3160 3160 0 10800 3160 18440 10800 21600 18440 18440 21600 10800 18440 3160" draw:text-areas="3200 3200 18400 18400" draw:type="ellipse"/>
        </draw:custom-shape>
        <draw:connector draw:style-name="gr27" draw:text-style-name="P13" draw:layer="layout" svg:x1="4.498cm" svg:y1="13.276cm" svg:x2="3.724cm" svg:y2="15.498cm" draw:start-shape="id1" draw:start-glue-point="6" draw:end-shape="id2" draw:end-glue-point="0">
          <text:p text:style-name="P3"/>
        </draw:connector>
        <draw:connector draw:style-name="gr27" draw:text-style-name="P13" draw:layer="layout" svg:x1="12.492cm" svg:y1="13.473cm" svg:x2="11.979cm" svg:y2="15.498cm" draw:start-shape="id3" draw:start-glue-point="6" draw:end-shape="id4" draw:end-glue-point="0">
          <text:p text:style-name="P3"/>
        </draw:connector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2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5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5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0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4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3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4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5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68" smil:attributeName="visibility" smil:to="visible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8cm" svg:x="3.647cm" svg:y="2.853cm" draw:page-number="12" presentation:class="page"/>
          <draw:frame presentation:style-name="pr2" draw:text-style-name="P1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3" draw:style-name="dp1" draw:master-page-name="lyt-darkblue" presentation:presentation-page-layout-name="AL3T0" presentation:use-footer-name="ftr1" presentation:use-date-time-name="dtd1">
        <office:forms form:automatic-focus="false" form:apply-design-mode="false"/>
        <draw:frame presentation:style-name="pr11" draw:text-style-name="P27" draw:layer="layout" svg:width="24.369cm" svg:height="16.276cm" svg:x="1.924cm" svg:y="2.301cm">
          <draw:text-box>
            <text:p text:style-name="P1"><text:span text:style-name="T32"/></text:p>
            <text:p text:style-name="P24"><text:span text:style-name="T33"/></text:p>
            <text:p text:id="id69" text:style-name="P24"><text:span text:style-name="T33"/></text:p>
            <text:p text:id="id78" text:style-name="P24"><text:span text:style-name="T33"/></text:p>
            <text:p text:id="id79" text:style-name="P24"><text:span text:style-name="T34"/></text:p>
            <text:p text:id="id80" text:style-name="P24"><text:span text:style-name="T34"/></text:p>
            <text:p text:id="id86" text:style-name="P24"><text:span text:style-name="T34"/></text:p>
            <text:p text:id="id70" text:style-name="P24"><text:span text:style-name="T34">csl_isa_field</text:span><text:span text:style-name="T35"> a(29, 29); <text:s/>a.set_type(constant);</text:span></text:p>
            <text:p text:style-name="P24"><text:span text:style-name="T34">csl_isa_field</text:span><text:span text:style-name="T35"> cond0(25, 28); cond0.set_type(selector);</text:span></text:p>
            <text:p text:style-name="P24"><text:span text:style-name="T34">csl_isa_field</text:span><text:span text:style-name="T35"> p(21,21);</text:span><text:span text:style-name="T35"><text:tab/></text:span><text:span text:style-name="T35"> p.set_type(constant);</text:span><text:span text:style-name="T35"><text:tab/></text:span><text:span text:style-name="T35"><text:tab/></text:span></text:p>
            <text:p text:style-name="P24"><text:span text:style-name="T34">csl_isa_field </text:span><text:span text:style-name="T35">c0(20,20); <text:s/>c0.set_type(constant);</text:span></text:p>
            <text:p text:style-name="P24"><text:span text:style-name="T34">csl_isa_field </text:span><text:span text:style-name="T35">c1(19,19); <text:s/>c1.set_type(constant);</text:span></text:p>
            <text:p text:style-name="P24"><text:span text:style-name="T34">csl_isa_field</text:span><text:span text:style-name="T35"> disp19(0,19); <text:s/>disp19.set_type(constant);</text:span></text:p>
            <text:p text:style-name="P24"><text:span text:style-name="T34">csl_isa_element</text:span><text:span text:style-name="T35"> format2 : format1 {</text:span></text:p>
            <text:p text:style-name="P24"><text:span text:style-name="T35"><text:tab/></text:span><text:span text:style-name="T35"><text:tab/></text:span><text:span text:style-name="T35">a <text:s/>a; <text:s text:c="2"/>cond0 <text:s/>cond0; <text:s text:c="2"/>p <text:s/>p; <text:s text:c="2"/>c0 <text:s/>c0; <text:s text:c="2"/>c1 <text:s/>c1; <text:s text:c="2"/>disp19 <text:s/>disp19;</text:span><text:span text:style-name="T35"><text:tab/></text:span></text:p>
            <text:p text:style-name="P24"><text:span text:style-name="T35"><text:tab/></text:span><text:span text:style-name="T35"><text:tab/></text:span><text:span text:style-name="T35"><text:tab/></text:span><text:span text:style-name="T35">format2() {</text:span></text:p>
            <text:p text:style-name="P24"><text:span text:style-name="T35"><text:s text:c="32"/></text:span><text:span text:style-name="T35">set_type(instr_format);</text:span></text:p>
            <text:p text:style-name="P24"><text:span text:style-name="T35"><text:tab/></text:span><text:span text:style-name="T35"><text:tab/></text:span><text:span text:style-name="T35"><text:tab/></text:span><text:span text:style-name="T35"><text:tab/></text:span><text:span text:style-name="T35">replace_field(rd, csl_list(a,cond));</text:span></text:p>
            <text:p text:style-name="P24"><text:span text:style-name="T35"><text:tab/></text:span><text:span text:style-name="T35"><text:tab/></text:span><text:span text:style-name="T35"><text:tab/></text:span><text:span text:style-name="T35"><text:tab/></text:span><text:span text:style-name="T35">replace_field(disp22, csl_list(c1,c0,p,disp19)); <text:s text:c="3"/>} <text:s text:c="2"/></text:span><text:span text:style-name="T35"><text:tab/></text:span><text:span text:style-name="T35">};</text:span></text:p>
          </draw:text-box>
        </draw:frame>
        <draw:rect draw:style-name="gr9" draw:text-style-name="P13" draw:layer="layout" svg:width="23.69cm" svg:height="1.25cm" svg:x="2.328cm" svg:y="3.623cm">
          <text:p text:style-name="P3"/>
        </draw:rect>
        <draw:line draw:style-name="gr12" draw:text-style-name="P13" draw:layer="layout" svg:x1="5.08cm" svg:y1="3.623cm" svg:x2="5.08cm" svg:y2="4.838cm">
          <text:p text:style-name="P3"/>
        </draw:line>
        <draw:line draw:style-name="gr12" draw:text-style-name="P13" draw:layer="layout" svg:x1="10.16cm" svg:y1="3.623cm" svg:x2="10.16cm" svg:y2="4.838cm">
          <text:p text:style-name="P3"/>
        </draw:line>
        <draw:line draw:style-name="gr12" draw:text-style-name="P13" draw:layer="layout" svg:x1="13.97cm" svg:y1="3.627cm" svg:x2="13.97cm" svg:y2="4.842cm">
          <text:p text:style-name="P3"/>
        </draw:line>
        <draw:frame draw:style-name="gr28" draw:text-style-name="P33" draw:layer="layout" svg:width="1.734cm" svg:height="1.195cm" svg:x="3.101cm" svg:y="3.897cm">
          <draw:text-box>
            <text:p text:style-name="P3"><text:span text:style-name="T30">op1 </text:span></text:p>
          </draw:text-box>
        </draw:frame>
        <draw:frame draw:style-name="gr28" draw:text-style-name="P33" draw:layer="layout" svg:width="1.065cm" svg:height="1.195cm" svg:x="6.985cm" svg:y="3.928cm">
          <draw:text-box>
            <text:p text:style-name="P3"><text:span text:style-name="T30">rd</text:span></text:p>
          </draw:text-box>
        </draw:frame>
        <draw:frame draw:style-name="gr28" draw:text-style-name="P33" draw:layer="layout" svg:width="1.734cm" svg:height="1.195cm" svg:x="11.43cm" svg:y="3.897cm">
          <draw:text-box>
            <text:p text:style-name="P3"><text:span text:style-name="T30">op2 </text:span></text:p>
          </draw:text-box>
        </draw:frame>
        <draw:frame draw:style-name="gr28" draw:text-style-name="P33" draw:layer="layout" svg:width="2.403cm" svg:height="1.195cm" svg:x="19.05cm" svg:y="3.983cm">
          <draw:text-box>
            <text:p text:style-name="P3"><text:span text:style-name="T30">imm22</text:span></text:p>
          </draw:text-box>
        </draw:frame>
        <draw:frame draw:style-name="gr28" draw:text-style-name="P33" draw:layer="layout" svg:width="1.222cm" svg:height="1.195cm" svg:x="1.985cm" svg:y="4.771cm">
          <draw:text-box>
            <text:p text:style-name="P3"><text:span text:style-name="T36">31</text:span><text:span text:style-name="T30"> </text:span></text:p>
          </draw:text-box>
        </draw:frame>
        <draw:frame draw:style-name="gr29" draw:text-style-name="P33" draw:layer="layout" svg:width="1.222cm" svg:height="1.195cm" svg:x="4.226cm" svg:y="4.75cm">
          <draw:text-box>
            <text:p text:style-name="P3"><text:span text:style-name="T36">30</text:span><text:span text:style-name="T30"> </text:span></text:p>
          </draw:text-box>
        </draw:frame>
        <draw:frame draw:style-name="gr28" draw:text-style-name="P33" draw:id="id72" draw:layer="layout" svg:width="1.222cm" svg:height="1.195cm" svg:x="5.358cm" svg:y="7.059cm">
          <draw:text-box>
            <text:p text:style-name="P3"><text:span text:style-name="T36">29</text:span><text:span text:style-name="T30"> </text:span></text:p>
          </draw:text-box>
        </draw:frame>
        <draw:frame draw:style-name="gr28" draw:text-style-name="P33" draw:id="id74" draw:layer="layout" svg:width="1.222cm" svg:height="1.195cm" svg:x="9.407cm" svg:y="7.059cm">
          <draw:text-box>
            <text:p text:style-name="P3"><text:span text:style-name="T36">25</text:span><text:span text:style-name="T30"> </text:span></text:p>
          </draw:text-box>
        </draw:frame>
        <draw:frame draw:style-name="gr28" draw:text-style-name="P33" draw:layer="layout" svg:width="1.222cm" svg:height="1.195cm" svg:x="10.46cm" svg:y="4.751cm">
          <draw:text-box>
            <text:p text:style-name="P3"><text:span text:style-name="T36">24</text:span><text:span text:style-name="T30"> </text:span></text:p>
          </draw:text-box>
        </draw:frame>
        <draw:frame draw:style-name="gr28" draw:text-style-name="P33" draw:layer="layout" svg:width="1.222cm" svg:height="1.195cm" svg:x="13.026cm" svg:y="4.75cm">
          <draw:text-box>
            <text:p text:style-name="P3"><text:span text:style-name="T36">22</text:span><text:span text:style-name="T30"> </text:span></text:p>
          </draw:text-box>
        </draw:frame>
        <draw:frame draw:style-name="gr28" draw:text-style-name="P34" draw:id="id77" draw:layer="layout" svg:width="1.044cm" svg:height="0.988cm" svg:x="14.37cm" svg:y="7.174cm">
          <draw:text-box>
            <text:p text:style-name="P3"><text:span text:style-name="T36">21</text:span></text:p>
          </draw:text-box>
        </draw:frame>
        <draw:frame draw:style-name="gr28" draw:text-style-name="P34" draw:id="id82" draw:layer="layout" svg:width="0.773cm" svg:height="0.988cm" svg:x="25.537cm" svg:y="7.319cm">
          <draw:text-box>
            <text:p text:style-name="P3"><text:span text:style-name="T36">0</text:span></text:p>
          </draw:text-box>
        </draw:frame>
        <draw:frame draw:style-name="gr14" draw:text-style-name="P3" draw:layer="layout" svg:width="25.506cm" svg:height="1.424cm" svg:x="1.905cm" svg:y="3.81cm">
          <draw:text-box>
            <text:p text:style-name="P3"/>
          </draw:text-box>
        </draw:frame>
        <draw:frame draw:style-name="gr30" draw:text-style-name="P34" draw:id="id81" draw:layer="layout" svg:width="1.044cm" svg:height="0.988cm" svg:x="15.614cm" svg:y="7.17cm">
          <draw:text-box>
            <text:p text:style-name="P3"><text:span text:style-name="T36">20</text:span></text:p>
          </draw:text-box>
        </draw:frame>
        <draw:frame draw:style-name="gr31" draw:text-style-name="P34" draw:id="id87" draw:layer="layout" svg:width="1.044cm" svg:height="0.988cm" svg:x="16.908cm" svg:y="7.185cm">
          <draw:text-box>
            <text:p text:style-name="P3"><text:span text:style-name="T36">19</text:span></text:p>
          </draw:text-box>
        </draw:frame>
        <draw:frame draw:style-name="gr30" draw:text-style-name="P34" draw:id="id83" draw:layer="layout" svg:width="1.044cm" svg:height="0.988cm" svg:x="18.042cm" svg:y="7.146cm">
          <draw:text-box>
            <text:p text:style-name="P3"><text:span text:style-name="T36">18</text:span></text:p>
          </draw:text-box>
        </draw:frame>
        <draw:rect draw:style-name="gr10" draw:text-style-name="P13" draw:id="id93" draw:layer="layout" svg:width="12.06cm" svg:height="1.25cm" svg:x="13.97cm" svg:y="3.628cm">
          <text:p text:style-name="P3"/>
        </draw:rect>
        <draw:line draw:style-name="gr12" draw:text-style-name="P13" draw:layer="layout" svg:x1="5.08cm" svg:y1="3.615cm" svg:x2="5.08cm" svg:y2="4.885cm">
          <text:p text:style-name="P3"/>
        </draw:line>
        <draw:rect draw:style-name="gr32" draw:text-style-name="P30" draw:id="id76" draw:layer="layout" svg:width="1.27cm" svg:height="1.25cm" svg:x="13.989cm" svg:y="5.864cm">
          <text:p text:style-name="P29"><text:span text:style-name="T30">p</text:span></text:p>
        </draw:rect>
        <draw:frame draw:style-name="gr29" draw:text-style-name="P33" draw:layer="layout" svg:width="1.222cm" svg:height="1.195cm" svg:x="5.507cm" svg:y="4.75cm">
          <draw:text-box>
            <text:p text:style-name="P3"><text:span text:style-name="T36">29</text:span><text:span text:style-name="T30"> </text:span></text:p>
          </draw:text-box>
        </draw:frame>
        <draw:rect draw:style-name="gr32" draw:text-style-name="P30" draw:id="id73" draw:layer="layout" svg:width="3.81cm" svg:height="1.25cm" svg:x="6.285cm" svg:y="5.915cm">
          <text:p text:style-name="P29"><text:span text:style-name="T30">cond</text:span></text:p>
        </draw:rect>
        <draw:frame draw:style-name="gr28" draw:text-style-name="P33" draw:id="id75" draw:layer="layout" svg:width="1.222cm" svg:height="1.195cm" svg:x="6.06cm" svg:y="7.059cm">
          <draw:text-box>
            <text:p text:style-name="P3"><text:span text:style-name="T36">28</text:span><text:span text:style-name="T30"> </text:span></text:p>
          </draw:text-box>
        </draw:frame>
        <draw:frame draw:style-name="gr28" draw:text-style-name="P33" draw:layer="layout" svg:width="1.222cm" svg:height="1.195cm" svg:x="9.26cm" svg:y="4.76cm">
          <draw:text-box>
            <text:p text:style-name="P3"><text:span text:style-name="T36">25</text:span><text:span text:style-name="T30"> </text:span></text:p>
          </draw:text-box>
        </draw:frame>
        <draw:rect draw:style-name="gr32" draw:text-style-name="P30" draw:id="id85" draw:layer="layout" svg:width="1.27cm" svg:height="1.25cm" svg:x="15.249cm" svg:y="5.864cm">
          <text:p text:style-name="P29"><text:span text:style-name="T30">c0</text:span></text:p>
        </draw:rect>
        <draw:rect draw:style-name="gr32" draw:text-style-name="P30" draw:id="id88" draw:layer="layout" svg:width="1.27cm" svg:height="1.25cm" svg:x="16.513cm" svg:y="5.864cm">
          <text:p text:style-name="P29"><text:span text:style-name="T30">c1</text:span></text:p>
        </draw:rect>
        <draw:rect draw:style-name="gr32" draw:text-style-name="P30" draw:id="id71" draw:layer="layout" svg:width="1.27cm" svg:height="1.25cm" svg:x="5.08cm" svg:y="5.915cm">
          <text:p text:style-name="P29"><text:span text:style-name="T30">a</text:span></text:p>
        </draw:rect>
        <draw:rect draw:style-name="gr32" draw:text-style-name="P30" draw:id="id84" draw:layer="layout" svg:width="8.255cm" svg:height="1.25cm" svg:x="17.773cm" svg:y="5.864cm">
          <text:p text:style-name="P29"><text:span text:style-name="T30">disp19</text:span></text:p>
        </draw:rect>
        <draw:frame draw:style-name="gr28" draw:text-style-name="P34" draw:layer="layout" svg:width="0.773cm" svg:height="0.988cm" svg:x="25.489cm" svg:y="4.876cm">
          <draw:text-box>
            <text:p text:style-name="P3"><text:span text:style-name="T36">0</text:span></text:p>
          </draw:text-box>
        </draw:frame>
        <draw:frame draw:style-name="gr28" draw:text-style-name="P34" draw:layer="layout" svg:width="1.044cm" svg:height="0.988cm" svg:x="14.37cm" svg:y="4.876cm">
          <draw:text-box>
            <text:p text:style-name="P3"><text:span text:style-name="T36">21</text:span></text:p>
          </draw:text-box>
        </draw:frame>
        <draw:rect draw:style-name="gr10" draw:text-style-name="P13" draw:id="id89" draw:layer="layout" svg:width="5.06cm" svg:height="1.25cm" svg:x="5.098cm" svg:y="3.627cm">
          <text:p text:style-name="P3"/>
        </draw:rect>
        <draw:polyline draw:style-name="gr12" draw:text-style-name="P13" draw:id="id90" draw:layer="layout" svg:width="0cm" svg:height="1.269cm" svg:x="6.368cm" svg:y="3.628cm" svg:viewBox="0 0 0 1270" draw:points="0,0 0,1270">
          <text:p text:style-name="P3"/>
        </draw:polyline>
        <draw:polyline draw:style-name="gr12" draw:text-style-name="P13" draw:id="id94" draw:layer="layout" svg:width="0cm" svg:height="1.269cm" svg:x="17.79cm" svg:y="3.626cm" svg:viewBox="0 0 0 1270" draw:points="0,0 0,1270">
          <text:p text:style-name="P3"/>
        </draw:polyline>
        <draw:frame draw:style-name="gr13" draw:text-style-name="P33" draw:id="id91" draw:layer="layout" svg:width="0.853cm" svg:height="1.195cm" svg:x="5.343cm" svg:y="3.897cm">
          <draw:text-box>
            <text:p text:style-name="P3"><text:span text:style-name="T30">a</text:span></text:p>
          </draw:text-box>
        </draw:frame>
        <draw:frame draw:style-name="gr13" draw:text-style-name="P33" draw:id="id92" draw:layer="layout" svg:width="1.874cm" svg:height="1.195cm" svg:x="7.185cm" svg:y="3.897cm">
          <draw:text-box>
            <text:p text:style-name="P3"><text:span text:style-name="T30">cond</text:span></text:p>
          </draw:text-box>
        </draw:frame>
        <draw:frame draw:style-name="gr13" draw:text-style-name="P33" draw:id="id95" draw:layer="layout" svg:width="0.853cm" svg:height="1.195cm" svg:x="14.17cm" svg:y="3.897cm">
          <draw:text-box>
            <text:p text:style-name="P3"><text:span text:style-name="T30">p</text:span></text:p>
          </draw:text-box>
        </draw:frame>
        <draw:polyline draw:style-name="gr12" draw:text-style-name="P13" draw:id="id96" draw:layer="layout" svg:width="0cm" svg:height="1.269cm" svg:x="15.25cm" svg:y="3.615cm" svg:viewBox="0 0 0 1270" draw:points="0,0 0,1270">
          <text:p text:style-name="P3"/>
        </draw:polyline>
        <draw:frame draw:style-name="gr13" draw:text-style-name="P33" draw:id="id97" draw:layer="layout" svg:width="1.171cm" svg:height="1.195cm" svg:x="15.249cm" svg:y="3.897cm">
          <draw:text-box>
            <text:p text:style-name="P3"><text:span text:style-name="T30">c0</text:span></text:p>
          </draw:text-box>
        </draw:frame>
        <draw:frame draw:style-name="gr13" draw:text-style-name="P33" draw:id="id98" draw:layer="layout" svg:width="1.171cm" svg:height="1.195cm" svg:x="16.513cm" svg:y="3.897cm">
          <draw:text-box>
            <text:p text:style-name="P3"><text:span text:style-name="T30">c1</text:span></text:p>
          </draw:text-box>
        </draw:frame>
        <draw:polyline draw:style-name="gr12" draw:text-style-name="P13" draw:id="id99" draw:layer="layout" svg:width="0cm" svg:height="1.269cm" svg:x="16.52cm" svg:y="3.615cm" svg:viewBox="0 0 0 1270" draw:points="0,0 0,1270">
          <text:p text:style-name="P3"/>
        </draw:polyline>
        <draw:frame draw:style-name="gr13" draw:text-style-name="P33" draw:id="id100" draw:layer="layout" svg:width="2.365cm" svg:height="1.195cm" svg:x="20.769cm" svg:y="3.897cm">
          <draw:text-box>
            <text:p text:style-name="P3"><text:span text:style-name="T30">disp19</text:span></text:p>
          </draw:text-box>
        </draw:frame>
        <draw:frame presentation:style-name="pr4" draw:text-style-name="P3" draw:layer="layout" svg:width="23.912cm" svg:height="3.008cm" svg:x="2cm" svg:y="0.7cm" presentation:class="title" presentation:user-transformed="true">
          <draw:text-box>
            <text:p text:style-name="P3">Defining format2 based on format1</text:p>
          </draw:text-box>
        </draw:frame>
        <draw:frame draw:style-name="gr30" draw:text-style-name="P34" draw:layer="layout" svg:width="1.044cm" svg:height="0.988cm" svg:x="15.738cm" svg:y="4.885cm">
          <draw:text-box>
            <text:p text:style-name="P3"><text:span text:style-name="T36">20</text:span></text:p>
          </draw:text-box>
        </draw:frame>
        <draw:frame draw:style-name="gr33" draw:text-style-name="P34" draw:layer="layout" svg:width="1.044cm" svg:height="0.988cm" svg:x="16.993cm" svg:y="4.851cm">
          <draw:text-box>
            <text:p text:style-name="P3"><text:span text:style-name="T36">19</text:span></text:p>
          </draw:text-box>
        </draw:frame>
        <draw:frame draw:style-name="gr34" draw:text-style-name="P34" draw:layer="layout" svg:width="1.066cm" svg:height="0.988cm" svg:x="17.94cm" svg:y="4.849cm">
          <draw:text-box>
            <text:p text:style-name="P3"><text:span text:style-name="T36">18</text:span></text:p>
          </draw:text-box>
        </draw:frame>
        <anim:par presentation:node-type="timing-root">
          <anim:seq presentation:node-type="main-sequence"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6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0" anim:sub-item="text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77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8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79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0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1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2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5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6" anim:sub-item="text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88" smil:attributeName="visibility" smil:to="visible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8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0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1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2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4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1" smil:attributeName="visibility" smil:to="hidden"/>
                </anim:par>
              </anim:par>
            </anim:par>
            <anim:par smil:begin="next">
              <anim:par smil:begin="0s">
                <anim:par smil:begin="0s" smil:fill="hold" presentation:node-type="on-click" presentation:preset-class="entrance" presentation:preset-id="ooo-entrance-appear">
                  <anim:set smil:begin="0s" smil:dur="0.001s" smil:fill="hold" smil:targetElement="id93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4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5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6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7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8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99" smil:attributeName="visibility" smil:to="visible"/>
                </anim:par>
                <anim:par smil:begin="0s" smil:fill="hold" presentation:node-type="with-previous" presentation:preset-class="entrance" presentation:preset-id="ooo-entrance-appear">
                  <anim:set smil:begin="0s" smil:dur="0.001s" smil:fill="hold" smil:targetElement="id100" smil:attributeName="visibility" smil:to="visible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2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1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7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3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76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5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8" smil:attributeName="visibility" smil:to="hidden"/>
                </anim:par>
                <anim:par smil:begin="0s" smil:fill="hold" presentation:node-type="with-previous" presentation:preset-class="exit" presentation:preset-id="ooo-exit-disappear">
                  <anim:set smil:begin="0s" smil:dur="0.001s" smil:fill="hold" smil:targetElement="id84" smil:attributeName="visibility" smil:to="hidden"/>
                </anim:par>
              </anim:par>
            </anim:par>
          </anim:seq>
        </anim:par>
        <presentation:notes draw:style-name="dp2">
          <draw:page-thumbnail draw:style-name="gr1" draw:layer="layout" svg:width="13.706cm" svg:height="10.28cm" svg:x="3.647cm" svg:y="2.853cm" draw:page-number="13" presentation:class="page"/>
          <draw:frame presentation:style-name="pr2" draw:text-style-name="P1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4" draw:style-name="dp1" draw:master-page-name="lyt-darkblue" presentation:use-footer-name="ftr1" presentation:use-date-time-name="dtd1">
        <office:forms form:automatic-focus="false" form:apply-design-mode="false"/>
        <draw:frame draw:style-name="gr35" draw:text-style-name="P35" draw:layer="layout" svg:width="24.57cm" svg:height="16.378cm" svg:x="2.156cm" svg:y="3.482cm">
          <draw:text-box>
            <text:p text:style-name="P3"><text:span text:style-name="T37"/></text:p>
            <text:p text:style-name="P11"><text:span text:style-name="T37"><text:tab/></text:span><text:span text:style-name="T38">csl_isa_element</text:span><text:span text:style-name="T37"> </text:span><text:span text:style-name="T39">branch_always :format2{ branch_always</text:span><text:span text:style-name="T37">() { </text:span></text:p>
            <text:p text:style-name="P11"><text:span text:style-name="T37"><text:s text:c="18"/></text:span><text:span text:style-name="T37">set_type(instr);</text:span></text:p>
            <text:p text:style-name="P11"><text:span text:style-name="T37"><text:s text:c="19"/></text:span><text:span text:style-name="T37">cond0.set_enum_item(BPA);</text:span></text:p>
            <text:p text:style-name="P11"><text:span text:style-name="T37"><text:s text:c="15"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<text:tab/></text:span><text:span text:style-name="T37">} <text:s text:c="4"/>};</text:span></text:p>
            <text:p text:style-name="P3"><text:span text:style-name="T37"><text:tab/></text:span><text:span text:style-name="T38">csl_isa_element</text:span><text:span text:style-name="T37"> </text:span><text:span text:style-name="T39">branch_never:format2 </text:span><text:span text:style-name="T37">{ <text:s/></text:span><text:span text:style-name="T39">branch_never</text:span><text:span text:style-name="T37">() { </text:span></text:p>
            <text:p text:style-name="P11"><text:span text:style-name="T37"><text:s text:c="20"/></text:span><text:span text:style-name="T37">set_type(instr);</text:span></text:p>
            <text:p text:style-name="P11"><text:span text:style-name="T37"><text:s text:c="20"/></text:span><text:span text:style-name="T37">cond0.set_enum_item(BPN);</text:span></text:p>
            <text:p text:style-name="P11"><text:span text:style-name="T37"><text:s text:c="11"/></text:span><text:span text:style-name="T37"><text:tab/></text:span><text:span text:style-name="T37"><text:tab/></text:span><text:span text:style-name="T37"><text:tab/></text:span><text:span text:style-name="T37"> <text:s text:c="7"/></text:span><text:span text:style-name="T37">} <text:s text:c="5"/></text:span><text:span text:style-name="T37"><text:tab/></text:span><text:span text:style-name="T37">};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4" presentation:class="page"/>
          <draw:frame presentation:style-name="pr2" draw:text-style-name="P14" draw:layer="layout" svg:width="14.518cm" svg:height="11.16cm" svg:x="3.249cm" svg:y="14.13cm" presentation:class="notes" presentation:placeholder="true">
            <draw:text-box/>
          </draw:frame>
        </presentation:notes>
      </draw:page>
      <draw:page draw:name="page15" draw:style-name="dp1" draw:master-page-name="lyt-darkblue" presentation:use-footer-name="ftr1" presentation:use-date-time-name="dtd1">
        <office:forms form:automatic-focus="false" form:apply-design-mode="false"/>
        <draw:frame draw:style-name="gr36" draw:text-style-name="P35" draw:layer="layout" svg:width="29.26cm" svg:height="15.5cm" svg:x="-0.434cm" svg:y="3.174cm">
          <draw:text-box>
            <text:p text:style-name="P3"><text:span text:style-name="T40"><text:tab/></text:span><text:span text:style-name="T40">csl_isa_element</text:span><text:span text:style-name="T41"> branch_on_not_equal : format2 { <text:s/></text:span><text:span text:style-name="T39">branch_on_not_equal</text:span><text:span text:style-name="T37">() { </text:span></text:p>
            <text:p text:style-name="P11"><text:span text:style-name="T37"><text:s text:c="18"/></text:span><text:span text:style-name="T37">set_type(instr);</text:span></text:p>
            <text:p text:style-name="P11"><text:span text:style-name="T37"><text:s text:c="19"/></text:span><text:span text:style-name="T37">cond0.set_enum_item(BPNE);</text:span></text:p>
            <text:p text:style-name="P11"><text:span text:style-name="T37"><text:tab/></text:span><text:span text:style-name="T37"><text:tab/></text:span><text:span text:style-name="T39"><text:tab/></text:span><text:span text:style-name="T39"><text:tab/></text:span><text:span text:style-name="T39"><text:tab/></text:span><text:span text:style-name="T39">} <text:s text:c="3"/></text:span><text:span text:style-name="T37"><text:tab/></text:span><text:span text:style-name="T37">};</text:span></text:p>
            <text:p text:style-name="P11"><text:span text:style-name="T37"><text:tab/></text:span><text:span text:style-name="T38">csl_isa_element</text:span><text:span text:style-name="T37"> </text:span><text:span text:style-name="T39">branch_on_equal : format2</text:span><text:span text:style-name="T37">{ <text:s/></text:span><text:span text:style-name="T39">branch_on_equal</text:span><text:span text:style-name="T37">() { </text:span></text:p>
            <text:p text:style-name="P11"><text:span text:style-name="T37"><text:s text:c="18"/></text:span><text:span text:style-name="T37">set_type(instr);</text:span></text:p>
            <text:p text:style-name="P11"><text:span text:style-name="T37"><text:s text:c="18"/></text:span><text:span text:style-name="T37">cond0.set_enum_item(BPE);</text:span></text:p>
            <text:p text:style-name="P11"><text:span text:style-name="T37"><text:tab/></text:span><text:span text:style-name="T37"><text:tab/></text:span><text:span text:style-name="T39"><text:tab/></text:span><text:span text:style-name="T39"><text:tab/></text:span><text:span text:style-name="T39"><text:tab/></text:span><text:span text:style-name="T39">} <text:s text:c="2"/></text:span><text:span text:style-name="T37">};</text:span></text:p>
            <text:p text:style-name="P3"><text:span text:style-name="T37"><text:tab/></text:span><text:span text:style-name="T42">csl_isa_element</text:span><text:span text:style-name="T43"> </text:span><text:span text:style-name="T44">branch_on_greater : format2 </text:span><text:span text:style-name="T43">{ <text:s/></text:span><text:span text:style-name="T44">branch_on_greater</text:span><text:span text:style-name="T43">() { </text:span></text:p>
            <text:p text:style-name="P11"><text:span text:style-name="T43"><text:s text:c="18"/></text:span><text:span text:style-name="T43">set_type(instr);</text:span></text:p>
            <text:p text:style-name="P11"><text:span text:style-name="T43"><text:s text:c="18"/></text:span><text:span text:style-name="T37">cond0.set_enum_item(BPG);</text:span></text:p>
            <text:p text:style-name="P11"><text:span text:style-name="T37"><text:s text:c="18"/></text:span><text:span text:style-name="T37">gen_decoder(decoder);</text:span></text:p>
            <text:p text:style-name="P11"><text:span text:style-name="T43"><text:tab/></text:span><text:span text:style-name="T43"><text:tab/></text:span><text:span text:style-name="T43"> <text:s text:c="17"/></text:span><text:span text:style-name="T39">} <text:s/></text:span><text:span text:style-name="T37">};</text:span></text:p>
          </draw:text-box>
        </draw:frame>
        <presentation:notes draw:style-name="dp2">
          <draw:page-thumbnail draw:style-name="gr1" draw:layer="layout" svg:width="13.706cm" svg:height="10.28cm" svg:x="3.647cm" svg:y="2.853cm" draw:page-number="15" presentation:class="page"/>
          <draw:frame presentation:style-name="pr2" draw:text-style-name="P14" draw:layer="layout" svg:width="14.518cm" svg:height="11.16cm" svg:x="3.249cm" svg:y="14.13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office:version="1.0">
  <office:styles>
    <draw:gradient draw:name="Gradient_20_1" draw:display-name="Gradient 1" draw:style="linear" draw:start-color="#000000" draw:end-color="#ffffff" draw:start-intensity="100%" draw:end-intensity="100%" draw:angle="0" draw:border="0%"/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US" style:font-family-asian="'Lucida Sans Unicode'" style:font-family-generic-asian="system" style:font-pitch-asian="variable" style:font-size-asian="24pt" style:language-asian="en" style:country-asian="US" style:font-family-complex="Tahoma" style:font-family-generic-complex="system" style:font-pitch-complex="variable" style:font-size-complex="24pt" style:language-complex="en" style:country-complex="US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text:enable-numbering="false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font-family-asian="'Lucida Sans Unicode'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.2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Normal" style:family="graphic">
      <style:paragraph-properties fo:margin-top="0.31cm" fo:margin-bottom="0.31cm" style:text-autospace="none"/>
    </style:style>
    <style:style style:name="Definition_20_Term" style:display-name="Definition Term" style:family="graphic">
      <style:paragraph-properties style:text-autospace="none"/>
    </style:style>
    <style:style style:name="Definition_20_List" style:display-name="Definition List" style:family="graphic">
      <style:paragraph-properties fo:margin-left="1.12cm" fo:margin-right="0cm" fo:text-indent="0cm" style:text-autospace="none"/>
    </style:style>
    <style:style style:name="Definition" style:family="graphic">
      <style:paragraph-properties style:text-autospace="none"/>
      <style:text-properties fo:font-style="italic" style:font-style-asian="italic" style:font-style-complex="italic"/>
    </style:style>
    <style:style style:name="H1" style:family="graphic">
      <style:paragraph-properties fo:margin-top="0.31cm" fo:margin-bottom="0.31cm" style:text-autospace="none"/>
      <style:text-properties fo:font-size="24pt" fo:font-weight="bold" style:letter-kerning="true" style:font-size-asian="24pt" style:font-weight-asian="bold" style:font-size-complex="24pt" style:font-weight-complex="bold"/>
    </style:style>
    <style:style style:name="H2" style:family="graphic">
      <style:paragraph-properties fo:margin-top="0.31cm" fo:margin-bottom="0.31cm" style:text-autospace="none"/>
      <style:text-properties fo:font-size="18pt" fo:font-weight="bold" style:font-size-asian="18pt" style:font-weight-asian="bold" style:font-size-complex="18pt" style:font-weight-complex="bold"/>
    </style:style>
    <style:style style:name="H3" style:family="graphic">
      <style:paragraph-properties fo:margin-top="0.31cm" fo:margin-bottom="0.31cm" style:text-autospace="none"/>
      <style:text-properties fo:font-size="14pt" fo:font-weight="bold" style:font-size-asian="14pt" style:font-weight-asian="bold" style:font-size-complex="14pt" style:font-weight-complex="bold"/>
    </style:style>
    <style:style style:name="H4" style:family="graphic">
      <style:paragraph-properties fo:margin-top="0.31cm" fo:margin-bottom="0.31cm" style:text-autospace="none"/>
      <style:text-properties fo:font-size="12pt" fo:font-weight="bold" style:font-size-asian="12pt" style:font-weight-asian="bold" style:font-size-complex="12pt" style:font-weight-complex="bold"/>
    </style:style>
    <style:style style:name="H5" style:family="graphic">
      <style:paragraph-properties fo:margin-top="0.31cm" fo:margin-bottom="0.31cm" style:text-autospace="none"/>
      <style:text-properties fo:font-size="10pt" fo:font-weight="bold" style:font-size-asian="10pt" style:font-weight-asian="bold" style:font-size-complex="10pt" style:font-weight-complex="bold"/>
    </style:style>
    <style:style style:name="H6" style:family="graphic">
      <style:paragraph-properties fo:margin-top="0.31cm" fo:margin-bottom="0.31cm" style:text-autospace="none"/>
      <style:text-properties fo:font-size="8pt" fo:font-weight="bold" style:font-size-asian="8pt" style:font-weight-asian="bold" style:font-size-complex="8pt" style:font-weight-complex="bold"/>
    </style:style>
    <style:style style:name="Address" style:family="graphic">
      <style:paragraph-properties style:text-autospace="none"/>
      <style:text-properties fo:font-style="italic" style:font-style-asian="italic" style:font-style-complex="italic"/>
    </style:style>
    <style:style style:name="Blockquote" style:family="graphic">
      <style:paragraph-properties fo:margin-left="1.12cm" fo:margin-right="1.12cm" fo:margin-top="0.31cm" fo:margin-bottom="0.31cm" fo:text-indent="0cm" style:text-autospace="none"/>
    </style:style>
    <style:style style:name="CITE" style:family="graphic">
      <style:paragraph-properties style:text-autospace="none"/>
      <style:text-properties fo:font-style="italic" style:font-style-asian="italic" style:font-style-complex="italic"/>
    </style:style>
    <style:style style:name="CODE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Emphasis" style:family="graphic">
      <style:paragraph-properties style:text-autospace="none"/>
      <style:text-properties fo:font-style="italic" style:text-underline-style="none" style:font-style-asian="italic" style:font-style-complex="italic"/>
    </style:style>
    <style:style style:name="Hyperlink" style:family="graphic">
      <style:paragraph-properties style:text-autospace="none"/>
      <style:text-properties fo:color="#0000ff" style:text-underline-style="solid" style:text-underline-width="auto" style:text-underline-color="font-color"/>
    </style:style>
    <style:style style:name="FollowedHyperlink" style:family="graphic">
      <style:paragraph-properties style:text-autospace="none"/>
      <style:text-properties fo:color="#800080" style:text-underline-style="solid" style:text-underline-width="auto" style:text-underline-color="font-color"/>
    </style:style>
    <style:style style:name="Keyboard" style:family="graphic">
      <style:paragraph-properties style:text-autospace="none"/>
      <style:text-properties fo:font-family="'Courier New'" style:font-family-generic="swiss" style:font-pitch="fixed" fo:font-size="10pt" fo:font-weight="bold" style:font-family-asian="'Courier New'" style:font-family-generic-asian="swiss" style:font-pitch-asian="fixed" style:font-size-asian="10pt" style:font-weight-asian="bold" style:font-family-complex="'Courier New'" style:font-family-generic-complex="swiss" style:font-pitch-complex="fixed" style:font-size-complex="10pt" style:font-weight-complex="bold"/>
    </style:style>
    <style:style style:name="Preformatted" style:family="graphic">
      <style:paragraph-properties fo:margin-top="0cm" fo:margin-bottom="0cm" style:text-autospace="none">
        <style:tab-stops>
          <style:tab-stop style:position="0cm"/>
          <style:tab-stop style:position="2.985cm"/>
          <style:tab-stop style:position="5.967cm"/>
          <style:tab-stop style:position="8.952cm"/>
          <style:tab-stop style:position="11.934cm"/>
          <style:tab-stop style:position="14.919cm"/>
          <style:tab-stop style:position="17.902cm"/>
          <style:tab-stop style:position="20.886cm"/>
          <style:tab-stop style:position="23.871cm"/>
          <style:tab-stop style:position="26.853cm"/>
          <style:tab-stop style:position="29.838cm"/>
        </style:tab-stops>
      </style:paragraph-properties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z-Bottom_20_of_20_Form" style:display-name="z-Bottom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z-Top_20_of_20_Form" style:display-name="z-Top of Form" style:family="graphic">
      <style:paragraph-properties fo:text-align="center" style:text-autospace="none"/>
      <style:text-properties fo:font-family="Arial" style:font-family-generic="swiss" fo:font-size="8pt" style:font-family-asian="Arial" style:font-family-generic-asian="swiss" style:font-size-asian="8pt" style:font-family-complex="Arial" style:font-family-generic-complex="swiss" style:font-size-complex="8pt"/>
    </style:style>
    <style:style style:name="Sample" style:family="graphic">
      <style:paragraph-properties style:text-autospace="none"/>
      <style:text-properties fo:font-family="'Courier New'" style:font-family-generic="swiss" style:font-pitch="fixed" style:font-family-asian="'Courier New'" style:font-family-generic-asian="swiss" style:font-pitch-asian="fixed" style:font-family-complex="'Courier New'" style:font-family-generic-complex="swiss" style:font-pitch-complex="fixed"/>
    </style:style>
    <style:style style:name="Strong" style:family="graphic">
      <style:paragraph-properties style:text-autospace="none"/>
      <style:text-properties fo:font-weight="bold" style:font-weight-asian="bold" style:font-weight-complex="bold"/>
    </style:style>
    <style:style style:name="Typewriter" style:family="graphic">
      <style:paragraph-properties style:text-autospace="none"/>
      <style:text-properties fo:font-family="'Courier New'" style:font-family-generic="swiss" style:font-pitch="fixed" fo:font-size="10pt" style:font-family-asian="'Courier New'" style:font-family-generic-asian="swiss" style:font-pitch-asian="fixed" style:font-size-asian="10pt" style:font-family-complex="'Courier New'" style:font-family-generic-complex="swiss" style:font-pitch-complex="fixed" style:font-size-complex="10pt"/>
    </style:style>
    <style:style style:name="Variable" style:family="graphic">
      <style:paragraph-properties style:text-autospace="none"/>
      <style:text-properties fo:font-style="italic" style:font-style-asian="italic" style:font-style-complex="italic"/>
    </style:style>
    <style:style style:name="HTML_20_Markup" style:display-name="HTML Markup" style:family="graphic">
      <style:paragraph-properties style:text-autospace="none"/>
      <style:text-properties fo:color="#ff0000"/>
    </style:style>
    <style:style style:name="Comment" style:family="graphic">
      <style:paragraph-properties style:text-autospace="none"/>
    </style:style>
    <style:style style:name="lyt-darkblue-title" style:family="presentation">
      <style:graphic-properties draw:stroke="none" draw:fill="none" draw:textarea-vertical-align="middle">
        <text:list-style style:name="lyt-darkblue-title">
          <text:list-level-style-bullet text:level="1" text:bullet-char="">
            <style:text-properties fo:font-family="StarSymbol" style:font-charset="x-symbol" fo:color="#000000" fo:font-size="45%"/>
          </text:list-level-style-bullet>
          <text:list-level-style-bullet text:level="2" text:bullet-char="">
            <style:list-level-properties text:space-before="1cm"/>
            <style:text-properties fo:font-family="StarSymbol" style:font-charset="x-symbol" fo:color="#000000" fo:font-size="45%"/>
          </text:list-level-style-bullet>
          <text:list-level-style-bullet text:level="3" text:bullet-char="">
            <style:list-level-properties text:space-before="2cm"/>
            <style:text-properties fo:font-family="StarSymbol" style:font-charset="x-symbol" fo:color="#000000" fo:font-size="45%"/>
          </text:list-level-style-bullet>
          <text:list-level-style-bullet text:level="4" text:bullet-char="">
            <style:list-level-properties text:space-before="3cm"/>
            <style:text-properties fo:font-family="StarSymbol" style:font-charset="x-symbol" fo:color="#000000" fo:font-size="45%"/>
          </text:list-level-style-bullet>
          <text:list-level-style-bullet text:level="5" text:bullet-char="">
            <style:list-level-properties text:space-before="4cm"/>
            <style:text-properties fo:font-family="StarSymbol" style:font-charset="x-symbol" fo:color="#000000" fo:font-size="45%"/>
          </text:list-level-style-bullet>
          <text:list-level-style-bullet text:level="6" text:bullet-char="">
            <style:list-level-properties text:space-before="5cm"/>
            <style:text-properties fo:font-family="StarSymbol" style:font-charset="x-symbol" fo:color="#000000" fo:font-size="45%"/>
          </text:list-level-style-bullet>
          <text:list-level-style-bullet text:level="7" text:bullet-char="">
            <style:list-level-properties text:space-before="6cm"/>
            <style:text-properties fo:font-family="StarSymbol" style:font-charset="x-symbol" fo:color="#000000" fo:font-size="45%"/>
          </text:list-level-style-bullet>
          <text:list-level-style-bullet text:level="8" text:bullet-char="">
            <style:list-level-properties text:space-before="7cm"/>
            <style:text-properties fo:font-family="StarSymbol" style:font-charset="x-symbol" fo:color="#000000" fo:font-size="45%"/>
          </text:list-level-style-bullet>
          <text:list-level-style-bullet text:level="9" text:bullet-char="">
            <style:list-level-properties text:space-before="8cm"/>
            <style:text-properties fo:font-family="StarSymbol" style:font-charset="x-symbol" fo:color="#000000" fo:font-size="45%"/>
          </text:list-level-style-bullet>
        </text:list-style>
      </style:graphic-properties>
      <style:paragraph-properties fo:text-align="start" text:enable-numbering="false"/>
      <style:text-properties fo:color="#ffffff" style:text-outline="false" style:text-line-through-style="none" fo:font-family="Albany" style:font-style-name="Fett Kursiv" style:font-family-generic="swiss" style:font-pitch="variable" fo:font-size="32pt" fo:font-style="italic" fo:text-shadow="none" style:text-underline-style="none" fo:font-weight="bold" style:font-size-asian="24pt" style:font-size-complex="24pt"/>
    </style:style>
    <style:style style:name="lyt-darkblue-subtitle" style:family="presentation">
      <style:graphic-properties draw:stroke="none" draw:fill="none" draw:textarea-vertical-align="middle">
        <text:list-style style:name="lyt-darkblue-subtitle">
          <text:list-level-style-bullet text:level="1" text:bullet-char="●">
            <style:list-level-properties text:min-label-width="0.6cm"/>
            <style:text-properties fo:font-family="StarSymbol" style:font-charset="x-symbol" fo:color="#000000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font-charset="x-symbol" fo:color="#000000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font-charset="x-symbol" fo:color="#000000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font-charset="x-symbol" fo:color="#000000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font-charset="x-symbol" fo:color="#000000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font-charset="x-symbol" fo:color="#000000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font-charset="x-symbol" fo:color="#000000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font-charset="x-symbol" fo:color="#000000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font-charset="x-symbol" fo:color="#000000" fo:font-size="45%"/>
          </text:list-level-style-bullet>
        </text:list-style>
      </style:graphic-properties>
      <style:paragraph-properties fo:margin-left="0cm" fo:margin-right="0cm" fo:text-align="center" text:enable-numbering="false" fo:text-indent="-0.6cm"/>
      <style:text-properties fo:color="#cccccc" style:text-outline="false" style:text-line-through-style="none" fo:font-family="Thorndale" style:font-family-generic="roman" style:font-pitch="variable" fo:font-size="32pt" fo:font-style="normal" fo:text-shadow="none" style:text-underline-style="none" fo:font-weight="normal"/>
    </style:style>
    <style:style style:name="lyt-darkblue-background" style:family="presentation">
      <style:graphic-properties draw:stroke="none" draw:fill="solid" draw:fill-color="#666699" draw:fill-gradient-name="Gradient_20_1" draw:fill-image-width="1cm" draw:fill-image-height="1cm"/>
    </style:style>
    <style:style style:name="lyt-darkblue-backgroundobjects" style:family="presentation">
      <style:graphic-properties draw:shadow="hidden" draw:shadow-offset-x="0.3cm" draw:shadow-offset-y="0.3cm" draw:shadow-color="#808080"/>
      <style:text-properties fo:font-family="Thorndale" style:font-family-generic="roman" style:font-pitch="variable"/>
    </style:style>
    <style:style style:name="lyt-darkblue-notes" style:family="presentation">
      <style:graphic-properties draw:stroke="none" draw:fill="none"/>
      <style:paragraph-properties text:enable-numbering="false"/>
      <style:text-properties fo:color="#000000" style:text-outline="false" style:text-line-through-style="none" fo:font-family="Thorndale" style:font-family-generic="roman" style:font-pitch="variable" fo:font-size="24pt" fo:font-style="normal" fo:text-shadow="none" style:text-underline-style="none" fo:font-weight="normal"/>
    </style:style>
    <style:style style:name="lyt-darkblue-outline1" style:family="presentation">
      <style:graphic-properties draw:stroke="none" draw:fill="none">
        <text:list-style style:name="lyt-darkblue-outline1">
          <text:list-level-style-bullet text:level="1" text:bullet-char="●">
            <style:list-level-properties text:space-before="0.3cm" text:min-label-width="0.9cm"/>
            <style:text-properties fo:font-family="StarSymbol" style:font-charset="x-symbol" fo:color="#e6e6e6" fo:font-size="45%"/>
          </text:list-level-style-bullet>
          <text:list-level-style-bullet text:level="2" text:bullet-char="●">
            <style:list-level-properties text:space-before="1.6cm" text:min-label-width="0.8cm"/>
            <style:text-properties fo:font-family="Tahoma" style:font-style-name="Regular" style:font-family-generic="swiss" style:font-pitch="variable" fo:color="#e6e6e6" fo:font-size="75%"/>
          </text:list-level-style-bullet>
          <text:list-level-style-bullet text:level="3" text:bullet-char="●">
            <style:list-level-properties text:space-before="3cm" text:min-label-width="0.6cm"/>
            <style:text-properties fo:font-family="StarSymbol" style:font-charset="x-symbol" fo:color="#e6e6e6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font-charset="x-symbol" fo:color="#e6e6e6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font-charset="x-symbol" fo:color="#e6e6e6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font-charset="x-symbol" fo:color="#e6e6e6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font-charset="x-symbol" fo:color="#e6e6e6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font-charset="x-symbol" fo:color="#e6e6e6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font-charset="x-symbol" fo:color="#e6e6e6" fo:font-size="45%"/>
          </text:list-level-style-bullet>
        </text:list-style>
      </style:graphic-properties>
      <style:paragraph-properties fo:margin-left="0cm" fo:margin-right="0cm" fo:margin-top="0cm" fo:margin-bottom="0cm" fo:text-align="start" text:enable-numbering="true" fo:text-indent="-0.9cm">
        <style:tab-stops/>
      </style:paragraph-properties>
      <style:text-properties fo:color="#e6e6e6" style:text-outline="false" style:text-line-through-style="none" fo:font-family="'Times New Roman'" style:font-family-generic="roman" style:font-pitch="variable" fo:font-size="32pt" fo:font-style="normal" fo:text-shadow="none" style:text-underline-style="none" fo:font-weight="normal"/>
    </style:style>
    <style:style style:name="lyt-darkblue-outline2" style:family="presentation" style:parent-style-name="lyt-darkblue-outline1">
      <style:paragraph-properties fo:margin-left="0cm" fo:margin-right="0cm" fo:margin-top="0cm" fo:margin-bottom="0cm" text:enable-numbering="true" fo:text-indent="-0.8cm"/>
      <style:text-properties fo:font-family="'Times New Roman'" style:font-family-generic="roman" style:font-pitch="variable" fo:font-size="28pt"/>
    </style:style>
    <style:style style:name="lyt-darkblue-outline3" style:family="presentation" style:parent-style-name="lyt-darkblue-outline2">
      <style:paragraph-properties fo:margin-left="0cm" fo:margin-right="0cm" fo:margin-top="0cm" fo:margin-bottom="0cm" fo:text-indent="-0.6cm"/>
      <style:text-properties fo:font-family="'Times New Roman'" style:font-family-generic="roman" style:font-pitch="variable" fo:font-size="24pt"/>
    </style:style>
    <style:style style:name="lyt-darkblue-outline4" style:family="presentation" style:parent-style-name="lyt-darkblue-outline3">
      <style:paragraph-properties fo:margin-left="0cm" fo:margin-right="0cm" fo:margin-top="0cm" fo:margin-bottom="0cm" fo:text-indent="-0.6cm"/>
      <style:text-properties fo:font-family="'Times New Roman'" style:font-family-generic="roman" style:font-pitch="variable" fo:font-size="20pt"/>
    </style:style>
    <style:style style:name="lyt-darkblue-outline5" style:family="presentation" style:parent-style-name="lyt-darkblue-outline4">
      <style:paragraph-properties fo:margin-left="0cm" fo:margin-right="0cm" fo:margin-top="0cm" fo:margin-bottom="0cm" fo:text-indent="-0.6cm"/>
      <style:text-properties fo:font-family="'Times New Roman'" style:font-family-generic="roman" style:font-pitch="variable" fo:font-size="20pt"/>
    </style:style>
    <style:style style:name="lyt-darkblue-outline6" style:family="presentation" style:parent-style-name="lyt-darkblue-outline5">
      <style:paragraph-properties fo:margin-left="0cm" fo:margin-right="0cm" fo:margin-top="0cm" fo:margin-bottom="0cm" fo:text-indent="-0.6cm"/>
      <style:text-properties fo:font-family="'Times New Roman'" style:font-family-generic="roman" style:font-pitch="variable" fo:font-size="20pt"/>
    </style:style>
    <style:style style:name="lyt-darkblue-outline7" style:family="presentation" style:parent-style-name="lyt-darkblue-outline6">
      <style:paragraph-properties fo:margin-left="0cm" fo:margin-right="0cm" fo:margin-top="0cm" fo:margin-bottom="0cm" fo:text-indent="-0.6cm"/>
      <style:text-properties fo:font-family="'Times New Roman'" style:font-family-generic="roman" style:font-pitch="variable" fo:font-size="20pt"/>
    </style:style>
    <style:style style:name="lyt-darkblue-outline8" style:family="presentation" style:parent-style-name="lyt-darkblue-outline7">
      <style:paragraph-properties fo:margin-left="0cm" fo:margin-right="0cm" fo:margin-top="0cm" fo:margin-bottom="0cm" fo:text-indent="-0.6cm"/>
      <style:text-properties fo:font-family="'Times New Roman'" style:font-family-generic="roman" style:font-pitch="variable" fo:font-size="20pt"/>
    </style:style>
    <style:style style:name="lyt-darkblue-outline9" style:family="presentation" style:parent-style-name="lyt-darkblue-outline8">
      <style:paragraph-properties fo:margin-left="0cm" fo:margin-right="0cm" fo:margin-top="0cm" fo:margin-bottom="0cm" fo:text-indent="-0.6cm"/>
      <style:text-properties fo:font-family="'Times New Roman'" style:font-family-generic="roman" style:font-pitch="variable" fo:font-size="20pt"/>
    </style:style>
    <style:presentation-page-layout style:name="AL0T26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19">
      <presentation:placeholder presentation:object="title" svg:x="2.057cm" svg:y="1.743cm" svg:width="23.911cm" svg:height="3.507cm"/>
    </style:presentation-page-layout>
    <style:presentation-page-layout style:name="AL3T0">
      <presentation:placeholder presentation:object="title" svg:x="2.057cm" svg:y="1.743cm" svg:width="23.911cm" svg:height="3.507cm"/>
      <presentation:placeholder presentation:object="subtitle" svg:x="2.057cm" svg:y="5.838cm" svg:width="23.911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9.7cm" fo:page-height="21cm" style:print-orientation="landscape"/>
    </style:page-layout>
    <style:page-layout style:name="PM1">
      <style:page-layout-properties fo:margin-top="0cm" fo:margin-bottom="0cm" fo:margin-left="0cm" fo:margin-right="0cm" fo:page-width="28cm" fo:page-height="21cm" style:print-orientation="landscape"/>
    </style:page-layout>
    <style:page-layout style:name="PM2">
      <style:page-layout-properties fo:margin-top="0cm" fo:margin-bottom="0cm" fo:margin-left="0cm" fo:margin-right="0cm" fo:page-width="21cm" fo:page-height="29.7cm" style:print-orientation="portrait"/>
    </style:page-layout>
    <style:style style:name="dp1" style:family="drawing-page">
      <style:drawing-page-properties draw:background-size="border" draw:fill="solid" draw:fill-color="#666699" draw:fill-gradient-name="Gradient_20_1" draw:fill-image-width="1cm" draw:fill-image-height="1cm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gr1" style:family="graphic" style:parent-style-name="standard">
      <style:graphic-properties draw:stroke="none" draw:fill="none" draw:fill-color="#ffffff" draw:auto-grow-height="false" fo:min-height="1.05cm"/>
    </style:style>
    <style:style style:name="gr2" style:family="graphic" style:parent-style-name="standard">
      <style:graphic-properties draw:stroke="none" draw:fill="none" draw:fill-color="#ffffff" draw:textarea-vertical-align="bottom" draw:auto-grow-height="false" fo:min-height="1.05cm"/>
    </style:style>
    <style:style style:name="pr1" style:family="presentation" style:parent-style-name="lyt-darkblue-title">
      <style:graphic-properties draw:fill-color="#ffffff" draw:auto-grow-height="false" fo:min-height="3.507cm"/>
    </style:style>
    <style:style style:name="pr2" style:family="presentation" style:parent-style-name="lyt-darkblue-outline1">
      <style:graphic-properties draw:fill-color="#ffffff" draw:auto-grow-height="false" fo:min-height="13.86cm"/>
    </style:style>
    <style:style style:name="pr3" style:family="presentation" style:parent-style-name="lyt-darkblue-backgroundobjects">
      <style:graphic-properties svg:stroke-width="0.2cm" svg:stroke-color="#00b8ff" draw:marker-start-width="0.5cm" draw:marker-end-width="0.5cm" draw:textarea-horizontal-align="center" draw:textarea-vertical-align="middle" fo:padding-top="0.1cm" fo:padding-bottom="0.1cm" fo:padding-left="0.1cm" fo:padding-right="0.1cm"/>
    </style:style>
    <style:style style:name="pr4" style:family="presentation" style:parent-style-name="lyt-darkblue-backgroundobjects">
      <style:graphic-properties draw:stroke="none" draw:fill="none" draw:fill-color="#ffffff" draw:auto-grow-height="false" fo:min-height="1.449cm"/>
    </style:style>
    <style:style style:name="pr5" style:family="presentation" style:parent-style-name="lyt-darkblue-backgroundobjects">
      <style:graphic-properties svg:stroke-color="#00b8ff" draw:fill="solid" draw:fill-color="#9999cc" draw:textarea-horizontal-align="justify" draw:textarea-vertical-align="middle" draw:auto-grow-height="false" fo:min-height="0cm" fo:min-width="0cm"/>
    </style:style>
    <style:style style:name="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P3" style:family="paragraph">
      <style:paragraph-properties fo:margin-left="0cm" fo:margin-right="0cm" fo:text-indent="0cm"/>
    </style:style>
    <style:style style:name="P4" style:family="paragraph">
      <style:paragraph-properties fo:margin-left="1.2cm" fo:margin-right="0cm" text:enable-numbering="true" fo:text-indent="-0.9cm"/>
    </style:style>
    <style:style style:name="P5" style:family="paragraph">
      <style:paragraph-properties fo:margin-left="2.4cm" fo:margin-right="0cm" text:enable-numbering="true" fo:text-indent="-0.8cm"/>
    </style:style>
    <style:style style:name="P6" style:family="paragraph">
      <style:paragraph-properties fo:margin-left="3.6cm" fo:margin-right="0cm" text:enable-numbering="true" fo:text-indent="-0.6cm"/>
    </style:style>
    <style:style style:name="P7" style:family="paragraph">
      <style:paragraph-properties fo:margin-left="4.8cm" fo:margin-right="0cm" text:enable-numbering="true" fo:text-indent="-0.6cm"/>
    </style:style>
    <style:style style:name="P8" style:family="paragraph">
      <style:paragraph-properties fo:margin-left="6cm" fo:margin-right="0cm" text:enable-numbering="true" fo:text-indent="-0.6cm"/>
    </style:style>
    <style:style style:name="P9" style:family="paragraph">
      <style:paragraph-properties fo:margin-left="7.2cm" fo:margin-right="0cm" text:enable-numbering="true" fo:text-indent="-0.6cm"/>
    </style:style>
    <style:style style:name="P10" style:family="paragraph">
      <style:paragraph-properties fo:margin-left="8.4cm" fo:margin-right="0cm" text:enable-numbering="true" fo:text-indent="-0.6cm"/>
    </style:style>
    <style:style style:name="P11" style:family="paragraph">
      <style:paragraph-properties fo:margin-left="9.6cm" fo:margin-right="0cm" text:enable-numbering="true" fo:text-indent="-0.6cm"/>
    </style:style>
    <style:style style:name="P12" style:family="paragraph">
      <style:paragraph-properties fo:margin-left="10.8cm" fo:margin-right="0cm" text:enable-numbering="true" fo:text-indent="-0.6cm"/>
    </style:style>
    <style:style style:name="P13" style:family="paragraph">
      <style:paragraph-properties fo:margin-left="1.2cm" fo:margin-right="0cm" fo:text-indent="-0.9cm"/>
    </style:style>
    <style:style style:name="P14" style:family="paragraph">
      <style:paragraph-properties fo:text-align="center"/>
    </style:style>
    <style:style style:name="P15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P16" style:family="paragraph">
      <style:paragraph-properties fo:margin-left="0cm" fo:margin-right="0cm" fo:text-align="center" fo:text-indent="0cm"/>
    </style:style>
    <style:style style:name="P17" style:family="paragraph">
      <style:paragraph-properties fo:margin-left="0cm" fo:margin-right="0cm" fo:text-align="center" fo:text-indent="0cm"/>
      <style:text-properties fo:color="#333366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color="#ffffff" fo:font-size="16pt" style:font-size-asian="14pt" style:font-size-complex="14pt"/>
    </style:style>
    <style:style style:name="T3" style:family="text">
      <style:text-properties fo:color="#333366" fo:font-family="Arial" style:font-family-generic="swiss" fo:font-style="italic"/>
    </style:style>
    <text:list-style style:name="L1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">
        <style:text-properties fo:font-family="StarSymbol" style:font-charset="x-symbol" fo:color="#000000" fo:font-size="45%"/>
      </text:list-level-style-bullet>
      <text:list-level-style-bullet text:level="2" text:bullet-char="">
        <style:list-level-properties text:space-before="1cm"/>
        <style:text-properties fo:font-family="StarSymbol" style:font-charset="x-symbol" fo:color="#000000" fo:font-size="45%"/>
      </text:list-level-style-bullet>
      <text:list-level-style-bullet text:level="3" text:bullet-char="">
        <style:list-level-properties text:space-before="2cm"/>
        <style:text-properties fo:font-family="StarSymbol" style:font-charset="x-symbol" fo:color="#000000" fo:font-size="45%"/>
      </text:list-level-style-bullet>
      <text:list-level-style-bullet text:level="4" text:bullet-char="">
        <style:list-level-properties text:space-before="3cm"/>
        <style:text-properties fo:font-family="StarSymbol" style:font-charset="x-symbol" fo:color="#000000" fo:font-size="45%"/>
      </text:list-level-style-bullet>
      <text:list-level-style-bullet text:level="5" text:bullet-char="">
        <style:list-level-properties text:space-before="4cm"/>
        <style:text-properties fo:font-family="StarSymbol" style:font-charset="x-symbol" fo:color="#000000" fo:font-size="45%"/>
      </text:list-level-style-bullet>
      <text:list-level-style-bullet text:level="6" text:bullet-char="">
        <style:list-level-properties text:space-before="5cm"/>
        <style:text-properties fo:font-family="StarSymbol" style:font-charset="x-symbol" fo:color="#000000" fo:font-size="45%"/>
      </text:list-level-style-bullet>
      <text:list-level-style-bullet text:level="7" text:bullet-char="">
        <style:list-level-properties text:space-before="6cm"/>
        <style:text-properties fo:font-family="StarSymbol" style:font-charset="x-symbol" fo:color="#000000" fo:font-size="45%"/>
      </text:list-level-style-bullet>
      <text:list-level-style-bullet text:level="8" text:bullet-char="">
        <style:list-level-properties text:space-before="7cm"/>
        <style:text-properties fo:font-family="StarSymbol" style:font-charset="x-symbol" fo:color="#000000" fo:font-size="45%"/>
      </text:list-level-style-bullet>
      <text:list-level-style-bullet text:level="9" text:bullet-char="">
        <style:list-level-properties text:space-before="8cm"/>
        <style:text-properties fo:font-family="StarSymbol" style:font-charset="x-symbol" fo:color="#000000" fo:font-size="45%"/>
      </text:list-level-style-bullet>
    </text:list-style>
    <text:list-style style:name="L3">
      <text:list-level-style-bullet text:level="1" text:bullet-char="●">
        <style:list-level-properties text:space-before="0.3cm" text:min-label-width="0.9cm"/>
        <style:text-properties fo:font-family="StarSymbol" style:font-charset="x-symbol" fo:color="#e6e6e6" fo:font-size="45%"/>
      </text:list-level-style-bullet>
      <text:list-level-style-bullet text:level="2" text:bullet-char="–">
        <style:list-level-properties text:space-before="1.6cm" text:min-label-width="0.8cm"/>
        <style:text-properties fo:font-family="StarSymbol" style:font-charset="x-symbol" fo:color="#e6e6e6" fo:font-size="75%"/>
      </text:list-level-style-bullet>
      <text:list-level-style-bullet text:level="3" text:bullet-char="●">
        <style:list-level-properties text:space-before="3cm" text:min-label-width="0.6cm"/>
        <style:text-properties fo:font-family="StarSymbol" style:font-charset="x-symbol" fo:color="#e6e6e6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font-charset="x-symbol" fo:color="#e6e6e6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font-charset="x-symbol" fo:color="#e6e6e6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font-charset="x-symbol" fo:color="#e6e6e6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font-charset="x-symbol" fo:color="#e6e6e6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font-charset="x-symbol" fo:color="#e6e6e6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font-charset="x-symbol" fo:color="#e6e6e6" fo:font-size="45%"/>
      </text:list-level-style-bullet>
    </text:list-style>
    <text:list-style style:name="L4">
      <text:list-level-style-bullet text:level="1" text:bullet-char="●"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dp2">
      <draw:frame draw:style-name="gr1" draw:text-style-name="P1" draw:layer="backgroundobjects" svg:width="12.888cm" svg:height="1.049cm" svg:x="0cm" svg:y="0cm" presentation:class="header">
        <draw:text-box>
          <text:p text:style-name="P1"><text:span text:style-name="T1"><presentation:header/></text:span></text:p>
        </draw:text-box>
      </draw:frame>
      <draw:frame draw:style-name="gr1" draw:text-style-name="P2" draw:layer="backgroundobjects" svg:width="12.888cm" svg:height="1.049cm" svg:x="16.811cm" svg:y="0cm" presentation:class="date-time">
        <draw:text-box>
          <text:p text:style-name="P2"><text:span text:style-name="T1"><presentation:date-time/></text:span></text:p>
        </draw:text-box>
      </draw:frame>
      <draw:frame draw:style-name="gr2" draw:text-style-name="P1" draw:layer="backgroundobjects" svg:width="12.888cm" svg:height="1.049cm" svg:x="0cm" svg:y="19.95cm" presentation:class="footer">
        <draw:text-box>
          <text:p text:style-name="P1"><text:span text:style-name="T1"><presentation:footer/></text:span></text:p>
        </draw:text-box>
      </draw:frame>
      <draw:frame draw:style-name="gr2" draw:text-style-name="P2" draw:layer="backgroundobjects" svg:width="12.888cm" svg:height="1.049cm" svg:x="16.811cm" svg:y="19.95cm" presentation:class="page-number">
        <draw:text-box>
          <text:p text:style-name="P2"><text:span text:style-name="T1"><text:page-number>&lt;number&gt;</text:page-number></text:span></text:p>
        </draw:text-box>
      </draw:frame>
      <draw:page-thumbnail draw:layer="backgroundobjects" svg:width="5.939cm" svg:height="4.454cm" svg:x="2.97cm" svg:y="4.02cm"/>
      <draw:page-thumbnail draw:layer="backgroundobjects" svg:width="5.939cm" svg:height="4.454cm" svg:x="11.88cm" svg:y="4.02cm"/>
      <draw:page-thumbnail draw:layer="backgroundobjects" svg:width="5.939cm" svg:height="4.454cm" svg:x="20.79cm" svg:y="4.02cm"/>
      <draw:page-thumbnail draw:layer="backgroundobjects" svg:width="5.939cm" svg:height="4.454cm" svg:x="2.97cm" svg:y="12.525cm"/>
      <draw:page-thumbnail draw:layer="backgroundobjects" svg:width="5.939cm" svg:height="4.454cm" svg:x="11.88cm" svg:y="12.525cm"/>
      <draw:page-thumbnail draw:layer="backgroundobjects" svg:width="5.939cm" svg:height="4.454cm" svg:x="20.79cm" svg:y="12.525cm"/>
    </style:handout-master>
    <style:master-page style:name="lyt-darkblue" style:page-layout-name="PM1" draw:style-name="dp1">
      <draw:frame presentation:style-name="pr1" draw:text-style-name="P3" draw:layer="backgroundobjects" svg:width="23.912cm" svg:height="3.007cm" svg:x="2cm" svg:y="0.7cm" presentation:class="title">
        <draw:text-box>
          <text:p text:style-name="P3">Click to edit the title text format</text:p>
        </draw:text-box>
      </draw:frame>
      <draw:frame presentation:style-name="pr2" draw:text-style-name="P13" draw:layer="backgroundobjects" svg:width="24.369cm" svg:height="15.44cm" svg:x="2.058cm" svg:y="3.728cm" presentation:class="outline">
        <draw:text-box draw:corner-radius="0.001cm">
          <text:list text:style-name="L3">
            <text:list-item>
              <text:p text:style-name="P4">Click to edit the outline text format</text:p>
            </text:list-item>
          </text:list>
          <text:list text:style-name="L3">
            <text:list-item>
              <text:list>
                <text:list-item>
                  <text:p text:style-name="P5">Second Outline Level</text:p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p text:style-name="P6">Third Outline Level</text:p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p text:style-name="P7">Fourth Outline Level</text:p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p text:style-name="P8">Fifth Outline Level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p text:style-name="P9">Sixth Outline Level</text:p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p text:style-name="P10">Seventh Outline Level</text:p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p text:style-name="P11">Eighth Outline Level</text:p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  <text:list text:style-name="L3">
            <text:list-item>
              <text:list>
                <text:list-item>
                  <text:list>
                    <text:list-item>
                      <text:list>
                        <text:list-item>
                          <text:list>
                            <text:list-item>
                              <text:list>
                                <text:list-item>
                                  <text:list>
                                    <text:list-item>
                                      <text:list>
                                        <text:list-item>
                                          <text:list>
                                            <text:list-item>
                                              <text:p text:style-name="P12">Ninth Outline Level</text:p>
                                            </text:list-item>
                                          </text:list>
                                        </text:list-item>
                                      </text:list>
                                    </text:list-item>
                                  </text:list>
                                </text:list-item>
                              </text:list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line presentation:style-name="pr3" draw:text-style-name="P14" draw:layer="backgroundobjects" svg:x1="1.96cm" svg:y1="1.2cm" svg:x2="26.46cm" svg:y2="1.2cm">
        <text:p text:style-name="P3"/>
      </draw:line>
      <draw:line presentation:style-name="pr3" draw:text-style-name="P14" draw:layer="backgroundobjects" svg:x1="1.96cm" svg:y1="19cm" svg:x2="26.46cm" svg:y2="19cm">
        <text:p text:style-name="P3"/>
      </draw:line>
      <draw:frame presentation:style-name="pr4" draw:text-style-name="P15" draw:layer="backgroundobjects" svg:width="10.351cm" svg:height="0.859cm" svg:x="9.576cm" svg:y="19.72cm" presentation:class="footer">
        <draw:text-box>
          <text:p text:style-name="P15"><text:span text:style-name="T2"><presentation:footer/></text:span></text:p>
        </draw:text-box>
      </draw:frame>
      <draw:frame presentation:style-name="pr4" draw:text-style-name="P1" draw:layer="backgroundobjects" svg:width="5.423cm" svg:height="0.579cm" svg:x="2.5cm" svg:y="20cm" presentation:class="date-time">
        <draw:text-box>
          <text:p text:style-name="P1"><text:span text:style-name="T2"><presentation:date-time/></text:span></text:p>
        </draw:text-box>
      </draw:frame>
      <draw:frame presentation:style-name="pr4" draw:text-style-name="P2" draw:layer="backgroundobjects" svg:width="6.523cm" svg:height="0.579cm" svg:x="20.076cm" svg:y="20cm" presentation:class="page-number">
        <draw:text-box>
          <text:p text:style-name="P2"><text:span text:style-name="T1"><text:page-number>&lt;number&gt;</text:page-number></text:span></text:p>
        </draw:text-box>
      </draw:frame>
      <draw:line presentation:style-name="pr3" draw:text-style-name="P14" draw:layer="backgroundobjects" svg:x1="1.96cm" svg:y1="3.266cm" svg:x2="26.46cm" svg:y2="3.266cm">
        <text:p text:style-name="P3"/>
      </draw:line>
      <draw:custom-shape presentation:style-name="pr5" draw:text-style-name="P17" draw:layer="backgroundobjects" svg:width="3.638cm" svg:height="1.282cm" svg:x="22.944cm" svg:y="19.348cm">
        <text:p text:style-name="P16"><text:span text:style-name="T3">FPL</text:span></text:p>
        <draw:enhanced-geometry svg:viewBox="0 0 21600 21600" draw:path-stretchpoint-x="10800" draw:path-stretchpoint-y="10800" draw:text-areas="?f3 ?f4 ?f5 ?f6" draw:type="round-rectangle" draw:modifiers="3600" draw:enhanced-path="M ?f7 0 X 0 ?f8 L 0 ?f9 Y ?f7 21600 L ?f10 21600 X 21600 ?f9 L 21600 ?f8 Y ?f10 0 Z N">
          <draw:equation draw:name="f0" draw:formula="45"/>
          <draw:equation draw:name="f1" draw:formula="$0 *sin(?f0 *(pi/180))"/>
          <draw:equation draw:name="f2" draw:formula="?f1 *3163/7636"/>
          <draw:equation draw:name="f3" draw:formula="left+?f2 "/>
          <draw:equation draw:name="f4" draw:formula="top+?f2 "/>
          <draw:equation draw:name="f5" draw:formula="right-?f2 "/>
          <draw:equation draw:name="f6" draw:formula="bottom-?f2 "/>
          <draw:equation draw:name="f7" draw:formula="left+$0 "/>
          <draw:equation draw:name="f8" draw:formula="top+$0 "/>
          <draw:equation draw:name="f9" draw:formula="bottom-$0 "/>
          <draw:equation draw:name="f10" draw:formula="right-$0 "/>
          <draw:handle draw:handle-position="$0 top" draw:handle-switched="true" draw:handle-range-x-minimum="0" draw:handle-range-x-maximum="10800"/>
        </draw:enhanced-geometry>
      </draw:custom-shape>
      <presentation:notes style:page-layout-name="PM2">
        <draw:page-thumbnail presentation:style-name="lyt-darkblue-title" draw:layer="backgroundobjects" svg:width="13.706cm" svg:height="10.28cm" svg:x="3.647cm" svg:y="2.853cm" presentation:class="page"/>
        <draw:frame presentation:style-name="lyt-darkblue-notes" draw:layer="backgroundobjects" svg:width="14.518cm" svg:height="11.41cm" svg:x="3.249cm" svg:y="14.13cm" presentation:class="notes" presentation:placeholder="true">
          <draw:text-box/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0">
  <office:meta>
    <meta:generator>OpenOffice.org/2.2$Linux OpenOffice.org_project/680m18$Build-9161</meta:generator>
    <meta:initial-creator>Cristian-Gyozo Haba</meta:initial-creator>
    <meta:creation-date>2007-03-27T17:51:14</meta:creation-date>
    <dc:creator>booo buuuu</dc:creator>
    <dc:date>2007-12-21T12:37:54</dc:date>
    <dc:language>en-US</dc:language>
    <meta:editing-cycles>118</meta:editing-cycles>
    <meta:editing-duration>P2DT18H1M20S</meta:editing-duration>
    <meta:user-defined meta:name="Info 1"/>
    <meta:user-defined meta:name="Info 2"/>
    <meta:user-defined meta:name="Info 3"/>
    <meta:user-defined meta:name="Info 4"/>
    <meta:document-statistic meta:object-count="194"/>
  </office:meta>
</office:document-meta>
</file>